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1.3673in"/>
    </style:style>
    <style:style style:name="co6"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Courier New" fo:font-size="9pt" style:font-size-asian="9pt" style:font-size-complex="9pt"/>
    </style:style>
    <style:style style:name="ce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Courier New" fo:font-size="9pt" fo:font-weight="bold" style:font-size-asian="9pt" style:font-weight-asian="bold" style:font-size-complex="9pt" style:font-weight-complex="bold"/>
    </style:style>
    <style:style style:name="ce10"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fo:color="#000000" style:text-position="0% 100%" fo:font-size="9pt" style:font-name-asian="Helvetica" style:font-size-asian="9pt" style:font-name-complex="Helvetica" style:font-size-complex="9pt"/>
    </style:style>
    <style:style style:name="T10" style:family="text">
      <style:text-properties fo:color="#000000" style:text-position="0% 100%" fo:font-size="9pt" style:font-name-asian="Symbol" style:font-size-asian="9pt" style:font-name-complex="Symbol" style:font-size-complex="9pt"/>
    </style:style>
    <style:style style:name="T11" style:family="text">
      <style:text-properties fo:color="#000000" style:text-position="0% 100%" fo:font-size="11pt" style:font-name-asian="Symbol" style:font-size-asian="11pt" style:font-name-complex="Symbol" style:font-size-complex="11pt"/>
    </style:style>
    <style:style style:name="T12" style:family="text">
      <style:text-properties fo:color="#000000" style:text-position="31% 100%" fo:font-size="9pt" style:font-name-asian="Helvetica" style:font-size-asian="9pt" style:font-name-complex="Helvetica" style:font-size-complex="9pt"/>
    </style:style>
    <style:style style:name="T13" style:family="text">
      <style:text-properties fo:color="#000000" style:text-position="0% 100%" style:font-name="Helvetica" fo:font-size="9pt" style:font-name-asian="Helvetica" style:font-size-asian="9pt" style:font-name-complex="Helvetica" style:font-size-complex="9pt"/>
    </style:style>
    <style:style style:name="T1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Description</text:p>
          </table:table-cell>
        </table:table-row>
        <table:table-row table:style-name="ro1">
          <table:table-cell table:style-name="ce1"/>
          <table:table-cell table:style-name="ce9" table:number-columns-repeated="4"/>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office:value-type="string">
            <text:p>ASCII adjust AL after addition.</text:p>
          </table:table-cell>
        </table:table-row>
        <table:table-row table:style-name="ro1">
          <table:table-cell table:number-columns-repeated="5"/>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before division to number base imm8.</text:p>
          </table:table-cell>
        </table:table-row>
        <table:table-row table:style-name="ro1">
          <table:table-cell table:number-columns-repeated="4"/>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after multiply to number base imm8.</text:p>
          </table:table-cell>
        </table:table-row>
        <table:table-row table:style-name="ro1">
          <table:table-cell table:number-columns-repeated="4"/>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office:value-type="string">
            <text:p>ASCII adjust AL after subtraction.</text:p>
          </table:table-cell>
        </table:table-row>
        <table:table-row table:style-name="ro1">
          <table:table-cell table:number-columns-repeated="5"/>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7" office:value-type="string">
            <text:p>ADC r/m8, imm8</text:p>
          </table:table-cell>
          <table:table-cell table:style-name="ce7" office:value-type="string">
            <text:p>V</text:p>
          </table:table-cell>
          <table:table-cell table:style-name="ce7" office:value-type="string">
            <text:p>NE</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office:value-type="string">
            <text:p>Add with carry byte register to r/m8.</text:p>
          </table:table-cell>
        </table:table-row>
        <table:table-row table:style-name="ro1">
          <table:table-cell table:style-name="ce2" office:value-type="string">
            <text:p>REX+ 10 /r</text:p>
          </table:table-cell>
          <table:table-cell table:style-name="ce7" office:value-type="string">
            <text:p>ADC r/m8, r8</text:p>
          </table:table-cell>
          <table:table-cell table:style-name="ce7" office:value-type="string">
            <text:p>V</text:p>
          </table:table-cell>
          <table:table-cell table:style-name="ce7" office:value-type="string">
            <text:p>NE</text:p>
          </table:table-cell>
          <table:table-cell table:style-name="ce4" office:value-type="string">
            <text:p>Add with carry byte register to r/m8.</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office:value-type="string">
            <text:p>Add with carry r/m8 to byte register.</text:p>
          </table:table-cell>
        </table:table-row>
        <table:table-row table:style-name="ro1">
          <table:table-cell table:style-name="ce2" office:value-type="string">
            <text:p>REX+ 12 /r</text:p>
          </table:table-cell>
          <table:table-cell table:style-name="ce7" office:value-type="string">
            <text:p>ADC r8, r/m8</text:p>
          </table:table-cell>
          <table:table-cell table:style-name="ce7" office:value-type="string">
            <text:p>V</text:p>
          </table:table-cell>
          <table:table-cell table:style-name="ce7" office:value-type="string">
            <text:p>NE</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office:value-type="string">
            <text:p>Add with CF r/m64 to r64.</text:p>
          </table:table-cell>
        </table:table-row>
        <table:table-row table:style-name="ro1">
          <table:table-cell table:number-columns-repeated="5"/>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office:value-type="string">
            <text:p>Add imm8 to AL.</text:p>
          </table:table-cell>
        </table:table-row>
        <table:table-row table:style-name="ro1">
          <table:table-cell table:style-name="ce2" office:value-type="string">
            <text:p>05 iw</text:p>
          </table:table-cell>
          <table:table-cell table:style-name="ce7" office:value-type="string">
            <text:p>ADD AX, imm16 </text:p>
          </table:table-cell>
          <table:table-cell table:number-columns-repeated="2" table:style-name="ce4" office:value-type="string">
            <text:p>V</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7" office:value-type="string">
            <text:p>ADD EAX, imm32 </text:p>
          </table:table-cell>
          <table:table-cell table:number-columns-repeated="2" table:style-name="ce4" office:value-type="string">
            <text:p>V</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7" office:value-type="string">
            <text:p>ADD RAX, imm32 </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7" office:value-type="string">
            <text:p>ADD r/m8, imm8 </text:p>
          </table:table-cell>
          <table:table-cell table:number-columns-repeated="2" table:style-name="ce4" office:value-type="string">
            <text:p>V</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7" office:value-type="string">
            <text:p>V</text:p>
          </table:table-cell>
          <table:table-cell table:style-name="ce7" office:value-type="string">
            <text:p>NE</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7" office:value-type="string">
            <text:p>ADD r/m16, imm8 </text:p>
          </table:table-cell>
          <table:table-cell table:number-columns-repeated="2" table:style-name="ce4" office:value-type="string">
            <text:p>V</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7" office:value-type="string">
            <text:p>ADD r/m32, imm8</text:p>
          </table:table-cell>
          <table:table-cell table:number-columns-repeated="2" table:style-name="ce4" office:value-type="string">
            <text:p>V</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7" office:value-type="string">
            <text:p>ADD r/m64, imm8 </text:p>
          </table:table-cell>
          <table:table-cell table:style-name="ce4" office:value-type="string">
            <text:p>V</text:p>
          </table:table-cell>
          <table:table-cell table:style-name="ce4" office:value-type="string">
            <text:p>NE</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7" office:value-type="string">
            <text:p>ADD r/m8, r8 </text:p>
          </table:table-cell>
          <table:table-cell table:number-columns-repeated="2" table:style-name="ce4" office:value-type="string">
            <text:p>V</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7" office:value-type="string">
            <text:p>V</text:p>
          </table:table-cell>
          <table:table-cell table:style-name="ce7" office:value-type="string">
            <text:p>NE</text:p>
          </table:table-cell>
          <table:table-cell table:style-name="ce4" office:value-type="string">
            <text:p>Add r8 to r/m8. </text:p>
          </table:table-cell>
        </table:table-row>
        <table:table-row table:style-name="ro1">
          <table:table-cell table:style-name="ce2" office:value-type="string">
            <text:p>01 /r</text:p>
          </table:table-cell>
          <table:table-cell table:style-name="ce7" office:value-type="string">
            <text:p>ADD r/m16, r16 </text:p>
          </table:table-cell>
          <table:table-cell table:number-columns-repeated="2" table:style-name="ce4" office:value-type="string">
            <text:p>V</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7" office:value-type="string">
            <text:p>ADD r/m32, r32 </text:p>
          </table:table-cell>
          <table:table-cell table:number-columns-repeated="2" table:style-name="ce4" office:value-type="string">
            <text:p>V</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7" office:value-type="string">
            <text:p>ADD r/m64, r64 </text:p>
          </table:table-cell>
          <table:table-cell table:style-name="ce4" office:value-type="string">
            <text:p>V</text:p>
          </table:table-cell>
          <table:table-cell table:style-name="ce4" office:value-type="string">
            <text:p>NE</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7" office:value-type="string">
            <text:p>ADD r8, r/m8 </text:p>
          </table:table-cell>
          <table:table-cell table:number-columns-repeated="2" table:style-name="ce4" office:value-type="string">
            <text:p>V</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7" office:value-type="string">
            <text:p>V</text:p>
          </table:table-cell>
          <table:table-cell table:style-name="ce7" office:value-type="string">
            <text:p>NE</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office:value-type="string">
            <text:p>Add r/m64 to r64.</text:p>
          </table:table-cell>
        </table:table-row>
        <table:table-row table:style-name="ro1">
          <table:table-cell table:number-columns-repeated="5"/>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 xmm2, xmm3/m128</text:p>
          </table:table-cell>
          <table:table-cell table:number-columns-repeated="2" table:style-name="ce4" office:value-type="string">
            <text:p>V</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 xmm2, xmm3/m128</text:p>
          </table:table-cell>
          <table:table-cell table:number-columns-repeated="2" table:style-name="ce4" office:value-type="string">
            <text:p>V</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 xmm2, xmm3/m32</text:p>
          </table:table-cell>
          <table:table-cell table:number-columns-repeated="2" table:style-name="ce4" office:value-type="string">
            <text:p>V</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5"/>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5"/>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5"/>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5"/>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7" office:value-type="string">
            <text:p>V</text:p>
          </table:table-cell>
          <table:table-cell table:style-name="ce7" office:value-type="string">
            <text:p>NE</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7" office:value-type="string">
            <text:p>V</text:p>
          </table:table-cell>
          <table:table-cell table:style-name="ce7" office:value-type="string">
            <text:p>NE</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7" office:value-type="string">
            <text:p>V</text:p>
          </table:table-cell>
          <table:table-cell table:style-name="ce7" office:value-type="string">
            <text:p>NE</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office:value-type="string">
            <text:p>r64 AND r/m64.</text:p>
          </table:table-cell>
        </table:table-row>
        <table:table-row table:style-name="ro1">
          <table:table-cell table:number-columns-repeated="5"/>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office:value-type="string">
            <text:p>Adjust RPL of r/m16 to not less than RPL of r16.</text:p>
          </table:table-cell>
        </table:table-row>
        <table:table-row table:style-name="ro1">
          <table:table-cell table:number-columns-repeated="5"/>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5"/>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5"/>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office:value-type="string">
            <text:p>Check if r32 (array index) is within bounds specified by m16&amp;16.</text:p>
          </table:table-cell>
        </table:table-row>
        <table:table-row table:style-name="ro1">
          <table:table-cell table:number-columns-repeated="5"/>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office:value-type="string">
            <text:p>Bit scan forward on r/m64.</text:p>
          </table:table-cell>
        </table:table-row>
        <table:table-row table:style-name="ro1">
          <table:table-cell table:number-columns-repeated="5"/>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office:value-type="string">
            <text:p>Bit scan reverse on r/m64.</text:p>
          </table:table-cell>
        </table:table-row>
        <table:table-row table:style-name="ro1">
          <table:table-cell table:number-columns-repeated="5"/>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table:style-name="ce4" office:value-type="string">
            <text:p>Reverses the byte order of a 64-bit register.</text:p>
          </table:table-cell>
        </table:table-row>
        <table:table-row table:style-name="ro1">
          <table:table-cell table:number-columns-repeated="5"/>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number-columns-repeated="5"/>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number-columns-repeated="5"/>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number-columns-repeated="5"/>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number-columns-repeated="5"/>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office:value-type="string">
            <text:p>Call near, relative, displacement relative to next instruction. 32-bit displacement sig<text:span text:style-name="T8">n </text:span><text:span text:style-name="T2">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text:span text:style-name="T8">n </text:span><text:span text:style-name="T2">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5"/>
        </table:table-row>
        <table:table-row table:style-name="ro1">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office:value-type="string">
            <text:p><text:span text:style-name="T9">AX =</text:span><text:span text:style-name="T10"> </text:span><text:span text:style-name="T9">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office:value-type="string">
            <text:p><text:span text:style-name="T9">EAX </text:span><text:span text:style-name="T10">= </text:span><text:span text:style-name="T9">sign-extend of AX.</text:span></text:p>
          </table:table-cell>
        </table:table-row>
        <table:table-row table:style-name="ro1">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office:value-type="string">
            <text:p><text:span text:style-name="T9">RAX =</text:span><text:span text:style-name="T10"> </text:span><text:span text:style-name="T9">sign-extend of EAX.</text:span></text:p>
          </table:table-cell>
        </table:table-row>
        <table:table-row table:style-name="ro1">
          <table:table-cell table:number-columns-repeated="5"/>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office:value-type="string">
            <text:p>Clear CF flag.</text:p>
          </table:table-cell>
        </table:table-row>
        <table:table-row table:style-name="ro1">
          <table:table-cell table:number-columns-repeated="5"/>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office:value-type="string">
            <text:p>Clear DF flag.</text:p>
          </table:table-cell>
        </table:table-row>
        <table:table-row table:style-name="ro1">
          <table:table-cell table:number-columns-repeated="5"/>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office:value-type="string">
            <text:p>Flushes cache line containing m8.</text:p>
          </table:table-cell>
        </table:table-row>
        <table:table-row table:style-name="ro1">
          <table:table-cell table:number-columns-repeated="5"/>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office:value-type="string">
            <text:p>Clear interrupt flag; interrupts disabled when interrupt flag cleared.</text:p>
          </table:table-cell>
        </table:table-row>
        <table:table-row table:style-name="ro1">
          <table:table-cell table:number-columns-repeated="5"/>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office:value-type="string">
            <text:p>Clears TS flag in CR0.</text:p>
          </table:table-cell>
        </table:table-row>
        <table:table-row table:style-name="ro1">
          <table:table-cell table:number-columns-repeated="5"/>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office:value-type="string">
            <text:p>Complement CF flag.</text:p>
          </table:table-cell>
        </table:table-row>
        <table:table-row table:style-name="ro1">
          <table:table-cell table:number-columns-repeated="5"/>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7" office:value-type="string">
            <text:p>CMOVA r32, r/m32 </text:p>
          </table:table-cell>
          <table:table-cell table:number-columns-repeated="2" table:style-name="ce7" office:value-type="string">
            <text:p>V</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7" office:value-type="string">
            <text:p>CMOVA r64, r/m64 </text:p>
          </table:table-cell>
          <table:table-cell table:style-name="ce7" office:value-type="string">
            <text:p>V</text:p>
          </table:table-cell>
          <table:table-cell table:style-name="ce7" office:value-type="string">
            <text:p>NE</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7" office:value-type="string">
            <text:p>CMOVAE r16, r/m16 </text:p>
          </table:table-cell>
          <table:table-cell table:number-columns-repeated="2" table:style-name="ce4" office:value-type="string">
            <text:p>V</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7" office:value-type="string">
            <text:p>CMOVAE r32, r/m32 </text:p>
          </table:table-cell>
          <table:table-cell table:number-columns-repeated="2" table:style-name="ce7" office:value-type="string">
            <text:p>V</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7" office:value-type="string">
            <text:p>CMOVAE r64, r/m64 </text:p>
          </table:table-cell>
          <table:table-cell table:style-name="ce7" office:value-type="string">
            <text:p>V</text:p>
          </table:table-cell>
          <table:table-cell table:style-name="ce7" office:value-type="string">
            <text:p>NE</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7" office:value-type="string">
            <text:p>CMOVB r16, r/m16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7" office:value-type="string">
            <text:p>CMOVB r32, r/m32 </text:p>
          </table:table-cell>
          <table:table-cell table:number-columns-repeated="2" table:style-name="ce7" office:value-type="string">
            <text:p>V</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7" office:value-type="string">
            <text:p>CMOVB r64, r/m64 </text:p>
          </table:table-cell>
          <table:table-cell table:style-name="ce7" office:value-type="string">
            <text:p>V</text:p>
          </table:table-cell>
          <table:table-cell table:style-name="ce7" office:value-type="string">
            <text:p>NE</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7" office:value-type="string">
            <text:p>CMOVBE r16, r/m16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7" office:value-type="string">
            <text:p>CMOVBE r32, r/m32 </text:p>
          </table:table-cell>
          <table:table-cell table:number-columns-repeated="2" table:style-name="ce7" office:value-type="string">
            <text:p>V</text:p>
          </table:table-cell>
          <table:table-cell table:style-name="ce4" office:value-type="string">
            <text:p>Move if below or equal (CF=1 or ZF=1).</text:p>
          </table:table-cell>
        </table:table-row>
        <table:table-row table:style-name="ro1">
          <table:table-cell table:style-name="ce4" office:value-type="string">
            <text:p>REX.W+ 0F 46 /r </text:p>
          </table:table-cell>
          <table:table-cell table:style-name="ce4" office:value-type="string">
            <text:p><text:span text:style-name="T3">CMOVBE </text:span><text:span text:style-name="T4">r64, r/m64</text:span></text:p>
          </table:table-cell>
          <table:table-cell table:style-name="ce7" office:value-type="string">
            <text:p>V</text:p>
          </table:table-cell>
          <table:table-cell table:style-name="ce7" office:value-type="string">
            <text:p>NE</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7" office:value-type="string">
            <text:p>V</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7" office:value-type="string">
            <text:p>V</text:p>
          </table:table-cell>
          <table:table-cell table:style-name="ce7" office:value-type="string">
            <text:p>NE</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7" office:value-type="string">
            <text:p>V</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7" office:value-type="string">
            <text:p>V</text:p>
          </table:table-cell>
          <table:table-cell table:style-name="ce7" office:value-type="string">
            <text:p>NE</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7" office:value-type="string">
            <text:p>V</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7" office:value-type="string">
            <text:p>V</text:p>
          </table:table-cell>
          <table:table-cell table:style-name="ce7" office:value-type="string">
            <text:p>NE</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7" office:value-type="string">
            <text:p>V</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7" office:value-type="string">
            <text:p>V</text:p>
          </table:table-cell>
          <table:table-cell table:style-name="ce7" office:value-type="string">
            <text:p>NE</text:p>
          </table:table-cell>
          <table:table-cell table:style-name="ce4" office:value-type="string">
            <text:p>Move if greater or equal (SF=OF).</text:p>
          </table:table-cell>
        </table:table-row>
        <table:table-row table:style-name="ro2">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office:value-type="string">
            <text:p><text:span text:style-name="T9">Move if less (SF !=</text:span><text:span text:style-name="T11"> </text:span><text:span text:style-name="T9">OF).</text:span></text:p>
          </table:table-cell>
        </table:table-row>
        <table:table-row table:style-name="ro1">
          <table:table-cell table:style-name="ce4" office:value-type="string">
            <text:p>0F 4C /r </text:p>
          </table:table-cell>
          <table:table-cell table:style-name="ce4" office:value-type="string">
            <text:p>CMOVL r32, r/m32 </text:p>
          </table:table-cell>
          <table:table-cell table:number-columns-repeated="2" table:style-name="ce7" office:value-type="string">
            <text:p>V</text:p>
          </table:table-cell>
          <table:table-cell table:style-name="ce4" office:value-type="string">
            <text:p>Move if less (SF!= OF).</text:p>
          </table:table-cell>
        </table:table-row>
        <table:table-row table:style-name="ro1">
          <table:table-cell table:style-name="ce4" office:value-type="string">
            <text:p>REX.W+ 0F 4C /r </text:p>
          </table:table-cell>
          <table:table-cell table:style-name="ce4" office:value-type="string">
            <text:p>CMOVL r64, r/m64 </text:p>
          </table:table-cell>
          <table:table-cell table:style-name="ce7" office:value-type="string">
            <text:p>V</text:p>
          </table:table-cell>
          <table:table-cell table:style-name="ce7" office:value-type="string">
            <text:p>NE</text:p>
          </table:table-cell>
          <table:table-cell table:style-name="ce4" office:value-type="string">
            <text:p>Move if less (SF!= OF).</text:p>
          </table:table-cell>
        </table:table-row>
        <table:table-row table:style-name="ro1">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office:value-type="string">
            <text:p>Move if less or equal (ZF=1 or SF!= OF).</text:p>
          </table:table-cell>
        </table:table-row>
        <table:table-row table:style-name="ro1">
          <table:table-cell table:style-name="ce4" office:value-type="string">
            <text:p>0F 4E /r </text:p>
          </table:table-cell>
          <table:table-cell table:style-name="ce4" office:value-type="string">
            <text:p>CMOVLE r32, r/m32 </text:p>
          </table:table-cell>
          <table:table-cell table:number-columns-repeated="2" table:style-name="ce7" office:value-type="string">
            <text:p>V</text:p>
          </table:table-cell>
          <table:table-cell table:style-name="ce4" office:value-type="string">
            <text:p>Move if less or equal (ZF=1 or SF!= OF).</text:p>
          </table:table-cell>
        </table:table-row>
        <table:table-row table:style-name="ro1">
          <table:table-cell table:style-name="ce4" office:value-type="string">
            <text:p>REX.W+ 0F 4E /r </text:p>
          </table:table-cell>
          <table:table-cell table:style-name="ce4" office:value-type="string">
            <text:p>CMOVLE r64, r/m64 </text:p>
          </table:table-cell>
          <table:table-cell table:style-name="ce7" office:value-type="string">
            <text:p>V</text:p>
          </table:table-cell>
          <table:table-cell table:style-name="ce7" office:value-type="string">
            <text:p>NE</text:p>
          </table:table-cell>
          <table:table-cell table:style-name="ce4" office:value-type="string">
            <text:p>Move if less or equal (ZF=1 or SF!= OF).</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7" office:value-type="string">
            <text:p>V</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7" office:value-type="string">
            <text:p>V</text:p>
          </table:table-cell>
          <table:table-cell table:style-name="ce7" office:value-type="string">
            <text:p>NE</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7" office:value-type="string">
            <text:p>V</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7" office:value-type="string">
            <text:p>V</text:p>
          </table:table-cell>
          <table:table-cell table:style-name="ce7" office:value-type="string">
            <text:p>NE</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7" office:value-type="string">
            <text:p>V</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7" office:value-type="string">
            <text:p>V</text:p>
          </table:table-cell>
          <table:table-cell table:style-name="ce7" office:value-type="string">
            <text:p>NE</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7" office:value-type="string">
            <text:p>V</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7" office:value-type="string">
            <text:p>CMOVNBE r64, r/m64 </text:p>
          </table:table-cell>
          <table:table-cell table:style-name="ce7" office:value-type="string">
            <text:p>V</text:p>
          </table:table-cell>
          <table:table-cell table:style-name="ce7" office:value-type="string">
            <text:p>NE</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7" office:value-type="string">
            <text:p>CMOVNC r16, r/m16 </text:p>
          </table:table-cell>
          <table:table-cell table:number-columns-repeated="2" table:style-name="ce4" office:value-type="string">
            <text:p>V</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7" office:value-type="string">
            <text:p>CMOVNC r32, r/m32 </text:p>
          </table:table-cell>
          <table:table-cell table:number-columns-repeated="2" table:style-name="ce7" office:value-type="string">
            <text:p>V</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7" office:value-type="string">
            <text:p>CMOVNC r64, r/m64 </text:p>
          </table:table-cell>
          <table:table-cell table:style-name="ce7" office:value-type="string">
            <text:p>V</text:p>
          </table:table-cell>
          <table:table-cell table:style-name="ce7" office:value-type="string">
            <text:p>NE</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7" office:value-type="string">
            <text:p>CMOVNE r16, r/m16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7" office:value-type="string">
            <text:p>CMOVNE r32, r/m32 </text:p>
          </table:table-cell>
          <table:table-cell table:number-columns-repeated="2" table:style-name="ce7" office:value-type="string">
            <text:p>V</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7" office:value-type="string">
            <text:p>CMOVNE r64, r/m64 </text:p>
          </table:table-cell>
          <table:table-cell table:style-name="ce7" office:value-type="string">
            <text:p>V</text:p>
          </table:table-cell>
          <table:table-cell table:style-name="ce7" office:value-type="string">
            <text:p>NE</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7" office:value-type="string">
            <text:p>CMOVNG r16, r/m16 </text:p>
          </table:table-cell>
          <table:table-cell table:number-columns-repeated="2" table:style-name="ce4" office:value-type="string">
            <text:p>V</text:p>
          </table:table-cell>
          <table:table-cell table:style-name="ce4" office:value-type="string">
            <text:p>Move if not greater (ZF=1 or SF!= OF).</text:p>
          </table:table-cell>
        </table:table-row>
        <table:table-row table:style-name="ro1">
          <table:table-cell table:style-name="ce4" office:value-type="string">
            <text:p>0F 4E /r </text:p>
          </table:table-cell>
          <table:table-cell table:style-name="ce7" office:value-type="string">
            <text:p>CMOVNG r32, r/m32 </text:p>
          </table:table-cell>
          <table:table-cell table:number-columns-repeated="2" table:style-name="ce7" office:value-type="string">
            <text:p>V</text:p>
          </table:table-cell>
          <table:table-cell table:style-name="ce4" office:value-type="string">
            <text:p>Move if not greater (ZF=1 or SF!= OF).</text:p>
          </table:table-cell>
        </table:table-row>
        <table:table-row table:style-name="ro1">
          <table:table-cell table:style-name="ce4" office:value-type="string">
            <text:p>REX.W+ 0F 4E /r </text:p>
          </table:table-cell>
          <table:table-cell table:style-name="ce10" office:value-type="string">
            <text:p><text:span text:style-name="T5">CMOVNG r64, </text:span><text:span text:style-name="T6">r/m64 </text:span></text:p>
          </table:table-cell>
          <table:table-cell table:style-name="ce7" office:value-type="string">
            <text:p>V</text:p>
          </table:table-cell>
          <table:table-cell table:style-name="ce7" office:value-type="string">
            <text:p>NE</text:p>
          </table:table-cell>
          <table:table-cell table:style-name="ce4" office:value-type="string">
            <text:p>Move if not greater (ZF=1 or SF!= OF).</text:p>
          </table:table-cell>
        </table:table-row>
        <table:table-row table:style-name="ro1">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office:value-type="string">
            <text:p>Move if not greater or equal (SF!= OF).</text:p>
          </table:table-cell>
        </table:table-row>
        <table:table-row table:style-name="ro1">
          <table:table-cell table:style-name="ce4" office:value-type="string">
            <text:p>0F 4C /r </text:p>
          </table:table-cell>
          <table:table-cell table:style-name="ce4" office:value-type="string">
            <text:p>CMOVNGE r32, r/m32 </text:p>
          </table:table-cell>
          <table:table-cell table:number-columns-repeated="2" table:style-name="ce7" office:value-type="string">
            <text:p>V</text:p>
          </table:table-cell>
          <table:table-cell table:style-name="ce4" office:value-type="string">
            <text:p>Move if not greater or equal (SF!= OF).</text:p>
          </table:table-cell>
        </table:table-row>
        <table:table-row table:style-name="ro1">
          <table:table-cell table:style-name="ce4" office:value-type="string">
            <text:p>REX.W+ 0F 4C /r </text:p>
          </table:table-cell>
          <table:table-cell table:style-name="ce4" office:value-type="string">
            <text:p>CMOVNGE r64, r/m64 </text:p>
          </table:table-cell>
          <table:table-cell table:style-name="ce7" office:value-type="string">
            <text:p>V</text:p>
          </table:table-cell>
          <table:table-cell table:style-name="ce7" office:value-type="string">
            <text:p>NE</text:p>
          </table:table-cell>
          <table:table-cell table:style-name="ce4" office:value-type="string">
            <text:p>Move if not greater or equal (SF!= OF).</text:p>
          </table:table-cell>
        </table:table-row>
        <table:table-row table:style-name="ro1">
          <table:table-cell table:style-name="ce4" office:value-type="string">
            <text:p>0F 4D /r</text:p>
          </table:table-cell>
          <table:table-cell table:style-name="ce11" office:value-type="string">
            <text:p>CMOVNL r16, r/m16 </text:p>
          </table:table-cell>
          <table:table-cell table:number-columns-repeated="2" table:style-name="ce4" office:value-type="string">
            <text:p>V</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7" office:value-type="string">
            <text:p>V</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7" office:value-type="string">
            <text:p>V</text:p>
          </table:table-cell>
          <table:table-cell table:style-name="ce7" office:value-type="string">
            <text:p>NE</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7" office:value-type="string">
            <text:p>V</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7" office:value-type="string">
            <text:p>V</text:p>
          </table:table-cell>
          <table:table-cell table:style-name="ce7" office:value-type="string">
            <text:p>NE</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7" office:value-type="string">
            <text:p>V</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7" office:value-type="string">
            <text:p>V</text:p>
          </table:table-cell>
          <table:table-cell table:style-name="ce7" office:value-type="string">
            <text:p>NE</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7" office:value-type="string">
            <text:p>V</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7" office:value-type="string">
            <text:p>V</text:p>
          </table:table-cell>
          <table:table-cell table:style-name="ce7" office:value-type="string">
            <text:p>NE</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7" office:value-type="string">
            <text:p>V</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7" office:value-type="string">
            <text:p>V</text:p>
          </table:table-cell>
          <table:table-cell table:style-name="ce7" office:value-type="string">
            <text:p>NE</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7" office:value-type="string">
            <text:p>V</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7" office:value-type="string">
            <text:p>V</text:p>
          </table:table-cell>
          <table:table-cell table:style-name="ce7" office:value-type="string">
            <text:p>NE</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7" office:value-type="string">
            <text:p>V</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7" office:value-type="string">
            <text:p>V</text:p>
          </table:table-cell>
          <table:table-cell table:style-name="ce7" office:value-type="string">
            <text:p>NE</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number-columns-repeated="2" table:style-name="ce4" office:value-type="string">
            <text:p>V</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7" office:value-type="string">
            <text:p>V</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7" office:value-type="string">
            <text:p>V</text:p>
          </table:table-cell>
          <table:table-cell table:style-name="ce7" office:value-type="string">
            <text:p>NE</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7" office:value-type="string">
            <text:p>V</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7" office:value-type="string">
            <text:p>V</text:p>
          </table:table-cell>
          <table:table-cell table:style-name="ce7" office:value-type="string">
            <text:p>NE</text:p>
          </table:table-cell>
          <table:table-cell table:style-name="ce4" office:value-type="string">
            <text:p>Move if parity even (PF=1).</text:p>
          </table:table-cell>
        </table:table-row>
        <table:table-row table:style-name="ro1">
          <table:table-cell table:style-name="ce4" office:value-type="string">
            <text:p>0F 4B /r</text:p>
          </table:table-cell>
          <table:table-cell table:style-name="ce4" office:value-type="string">
            <text:p>CMOVPO r16, r/m16 </text:p>
          </table:table-cell>
          <table:table-cell table:number-columns-repeated="2" table:style-name="ce4" office:value-type="string">
            <text:p>V</text:p>
          </table:table-cell>
          <table:table-cell table:style-name="ce4" office:value-type="string">
            <text:p>Move if parity odd (PF=0).</text:p>
          </table:table-cell>
        </table:table-row>
        <table:table-row table:style-name="ro1">
          <table:table-cell table:style-name="ce4" office:value-type="string">
            <text:p>0F 4B /r</text:p>
          </table:table-cell>
          <table:table-cell table:style-name="ce4" office:value-type="string">
            <text:p>CMOVPO r32, r/m32 </text:p>
          </table:table-cell>
          <table:table-cell table:number-columns-repeated="2" table:style-name="ce7" office:value-type="string">
            <text:p>V</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7" office:value-type="string">
            <text:p>V</text:p>
          </table:table-cell>
          <table:table-cell table:style-name="ce7" office:value-type="string">
            <text:p>NE</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7" office:value-type="string">
            <text:p>V</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7" office:value-type="string">
            <text:p>V</text:p>
          </table:table-cell>
          <table:table-cell table:style-name="ce7" office:value-type="string">
            <text:p>NE</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7" office:value-type="string">
            <text:p>V</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7" office:value-type="string">
            <text:p>V</text:p>
          </table:table-cell>
          <table:table-cell table:style-name="ce7" office:value-type="string">
            <text:p>NE</text:p>
          </table:table-cell>
          <table:table-cell table:style-name="ce4" office:value-type="string">
            <text:p>Move if zero (ZF=1).</text:p>
          </table:table-cell>
        </table:table-row>
        <table:table-row table:style-name="ro1">
          <table:table-cell table:number-columns-repeated="3"/>
          <table:table-cell table:style-name="ce4"/>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7" office:value-type="string">
            <text:p>CMP r/m8, imm8 </text:p>
          </table:table-cell>
          <table:table-cell table:number-columns-repeated="2" table:style-name="ce4" office:value-type="string">
            <text:p>V</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7" office:value-type="string">
            <text:p>V</text:p>
          </table:table-cell>
          <table:table-cell table:style-name="ce7" office:value-type="string">
            <text:p>NE</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7" office:value-type="string">
            <text:p>CMP r/m16, imm8 </text:p>
          </table:table-cell>
          <table:table-cell table:number-columns-repeated="2" table:style-name="ce4" office:value-type="string">
            <text:p>V</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7" office:value-type="string">
            <text:p>CMP r/m32, imm8 </text:p>
          </table:table-cell>
          <table:table-cell table:number-columns-repeated="2" table:style-name="ce4" office:value-type="string">
            <text:p>V</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7" office:value-type="string">
            <text:p>CMP r/m64, imm8 </text:p>
          </table:table-cell>
          <table:table-cell table:style-name="ce4" office:value-type="string">
            <text:p>V</text:p>
          </table:table-cell>
          <table:table-cell table:style-name="ce4" office:value-type="string">
            <text:p>NE</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7" office:value-type="string">
            <text:p>CMP r/m8, r8 </text:p>
          </table:table-cell>
          <table:table-cell table:number-columns-repeated="2" table:style-name="ce4" office:value-type="string">
            <text:p>V</text:p>
          </table:table-cell>
          <table:table-cell table:style-name="ce4" office:value-type="string">
            <text:p>Compare r8 with r/m8.</text:p>
          </table:table-cell>
        </table:table-row>
        <table:table-row table:style-name="ro1">
          <table:table-cell table:style-name="ce4" office:value-type="string">
            <text:p>REX+ 38 /r</text:p>
          </table:table-cell>
          <table:table-cell table:style-name="ce4" office:value-type="string">
            <text:p>CMP r/m8, r8</text:p>
          </table:table-cell>
          <table:table-cell table:style-name="ce7" office:value-type="string">
            <text:p>V</text:p>
          </table:table-cell>
          <table:table-cell table:style-name="ce7" office:value-type="string">
            <text:p>NE</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7" office:value-type="string">
            <text:p>CMP r/m16, r16 </text:p>
          </table:table-cell>
          <table:table-cell table:number-columns-repeated="2" table:style-name="ce4" office:value-type="string">
            <text:p>V</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7" office:value-type="string">
            <text:p>CMP r/m32, r32 </text:p>
          </table:table-cell>
          <table:table-cell table:number-columns-repeated="2" table:style-name="ce4" office:value-type="string">
            <text:p>V</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7" office:value-type="string">
            <text:p>CMP r/m64, r64 </text:p>
          </table:table-cell>
          <table:table-cell table:style-name="ce4" office:value-type="string">
            <text:p>V</text:p>
          </table:table-cell>
          <table:table-cell table:style-name="ce4" office:value-type="string">
            <text:p>NE</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7" office:value-type="string">
            <text:p>CMP r8, r/m8 </text:p>
          </table:table-cell>
          <table:table-cell table:number-columns-repeated="2" table:style-name="ce4" office:value-type="string">
            <text:p>V</text:p>
          </table:table-cell>
          <table:table-cell table:style-name="ce4" office:value-type="string">
            <text:p>Compare r/m8 with r8.</text:p>
          </table:table-cell>
        </table:table-row>
        <table:table-row table:style-name="ro1">
          <table:table-cell table:style-name="ce4" office:value-type="string">
            <text:p>REX+ 3A /r</text:p>
          </table:table-cell>
          <table:table-cell table:style-name="ce7" office:value-type="string">
            <text:p>CMP r8, r/m8</text:p>
          </table:table-cell>
          <table:table-cell table:style-name="ce7" office:value-type="string">
            <text:p>V</text:p>
          </table:table-cell>
          <table:table-cell table:style-name="ce7" office:value-type="string">
            <text:p>NE</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office:value-type="string">
            <text:p>Compare r/m64 with r64.</text:p>
          </table:table-cell>
        </table:table-row>
        <table:table-row table:style-name="ro1">
          <table:table-cell table:number-columns-repeated="5"/>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5"/>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5"/>
        </table:table-row>
        <table:table-row table:style-name="ro1">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office:value-type="string">
            <text:p>For legacy mode, compare byte at address DS:(E)SI with byte at address ES:(E)DI; For 64-<text:span text:style-name="T2">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text:span text:style-name="T1">PREF.66+</text:span> A7</text:p>
          </table:table-cell>
          <table:table-cell table:style-name="ce4" office:value-type="string">
            <text:p>CMPSW</text:p>
          </table:table-cell>
          <table:table-cell table:number-columns-repeated="2" table:style-name="ce4" office:value-type="string">
            <text:p>V</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5"/>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5"/>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5"/>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 /r</text:p>
          </table:table-cell>
          <table:table-cell table:style-name="ce4" office:value-type="string">
            <text:p>CMPXCHG r/m16, r16</text:p>
          </table:table-cell>
          <table:table-cell table:number-columns-repeated="2" table:style-name="ce4" office:value-type="string">
            <text:p>V</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 /r</text:p>
          </table:table-cell>
          <table:table-cell table:style-name="ce4" office:value-type="string">
            <text:p>CMPXCHG r/m32, r32</text:p>
          </table:table-cell>
          <table:table-cell table:number-columns-repeated="2" table:style-name="ce4" office:value-type="string">
            <text:p>V</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5"/>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5"/>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5"/>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office:value-type="string">
            <text:p>Accumulate CRC32 on r/m64.</text:p>
          </table:table-cell>
        </table:table-row>
        <table:table-row table:style-name="ro1">
          <table:table-cell table:number-columns-repeated="5"/>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5"/>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5"/>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5"/>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5"/>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5"/>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5"/>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5"/>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5"/>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5"/>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5"/>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5"/>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5"/>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5"/>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5"/>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5"/>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5"/>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5"/>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5"/>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5"/>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5"/>
        </table:table-row>
        <table:table-row table:style-name="ro1">
          <table:table-cell table:style-name="ce2" office:value-type="string">
            <text:p><text:span text:style-name="T1">PREF.66+</text:span> 99</text:p>
          </table:table-cell>
          <table:table-cell table:style-name="ce4" office:value-type="string">
            <text:p>CWD</text:p>
          </table:table-cell>
          <table:table-cell table:number-columns-repeated="2" table:style-name="ce4" office:value-type="string">
            <text:p>V</text:p>
          </table:table-cell>
          <table:table-cell table:style-name="ce4" office:value-type="string">
            <text:p><text:span text:style-name="T9">DX:AX =</text:span><text:span text:style-name="T10"> </text:span><text:span text:style-name="T9">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office:value-type="string">
            <text:p>EDX:EAX = sign-extend of EAX.</text:p>
          </table:table-cell>
        </table:table-row>
        <table:table-row table:style-name="ro1">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office:value-type="string">
            <text:p>RDX:RAX = sign-extend of RAX.</text:p>
          </table:table-cell>
        </table:table-row>
        <table:table-row table:style-name="ro1">
          <table:table-cell table:number-columns-repeated="5"/>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office:value-type="string">
            <text:p>Decimal adjust AL after addition.</text:p>
          </table:table-cell>
        </table:table-row>
        <table:table-row table:style-name="ro1">
          <table:table-cell table:number-columns-repeated="5"/>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office:value-type="string">
            <text:p>Decimal adjust AL after subtraction.</text:p>
          </table:table-cell>
        </table:table-row>
        <table:table-row table:style-name="ro1">
          <table:table-cell table:number-columns-repeated="5"/>
        </table:table-row>
        <table:table-row table:style-name="ro1">
          <table:table-cell table:style-name="ce4" office:value-type="string">
            <text:p>FE /1</text:p>
          </table:table-cell>
          <table:table-cell table:style-name="ce7" office:value-type="string">
            <text:p>DEC r/m8 </text:p>
          </table:table-cell>
          <table:table-cell table:number-columns-repeated="2" table:style-name="ce7" office:value-type="string">
            <text:p>V</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7" office:value-type="string">
            <text:p>DEC r/m8</text:p>
          </table:table-cell>
          <table:table-cell table:style-name="ce7" office:value-type="string">
            <text:p>V</text:p>
          </table:table-cell>
          <table:table-cell table:style-name="ce7" office:value-type="string">
            <text:p>NE</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office:value-type="string">
            <text:p>Decrement r32 by 1.</text:p>
          </table:table-cell>
        </table:table-row>
        <table:table-row table:style-name="ro1">
          <table:table-cell table:number-columns-repeated="5"/>
        </table:table-row>
        <table:table-row table:style-name="ro1">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REX+ F6 /6</text:p>
          </table:table-cell>
          <table:table-cell table:style-name="ce7" office:value-type="string">
            <text:p>DIV r/m8</text:p>
          </table:table-cell>
          <table:table-cell table:style-name="ce7" office:value-type="string">
            <text:p>V</text:p>
          </table:table-cell>
          <table:table-cell table:style-name="ce7" office:value-type="string">
            <text:p>NE</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office:value-type="string">
            <text:p>Unsigned divide DX:AX by r/m16, with result stored in AX = Quotient, DX = Remainder.</text:p>
          </table:table-cell>
        </table:table-row>
        <table:table-row table:style-name="ro1">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office:value-type="string">
            <text:p>Unsigned divide EDX:EAX by r/m32, with result stored in EAX = Quotient, EDX = Remainder.</text:p>
          </table:table-cell>
        </table:table-row>
        <table:table-row table:style-name="ro1">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office:value-type="string">
            <text:p>Unsigned divide RDX:RAX by r/m64, with result stored in RAX = Quotient, RDX = Remainder.</text:p>
          </table:table-cell>
        </table:table-row>
        <table:table-row table:style-name="ro1">
          <table:table-cell table:number-columns-repeated="5"/>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5"/>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5"/>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 xmm2, xmm3/m128, imm8</text:p>
          </table:table-cell>
          <table:table-cell table:number-columns-repeated="2" table:style-name="ce4" office:value-type="string">
            <text:p>V</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5"/>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 xmm2, xmm3/m128, imm8</text:p>
          </table:table-cell>
          <table:table-cell table:number-columns-repeated="2" table:style-name="ce4" office:value-type="string">
            <text:p>V</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5"/>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office:value-type="string">
            <text:p>Set the x87 FPU tag word to empty.</text:p>
          </table:table-cell>
        </table:table-row>
        <table:table-row table:style-name="ro1">
          <table:table-cell table:number-columns-repeated="5"/>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 1 </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number-columns-repeated="5"/>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5"/>
        </table:table-row>
        <table:table-row table:style-name="ro3">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7" office:value-type="string">
            <text:p><text:span text:style-name="T9">Replace ST(0) with (2^(ST(0))</text:span><text:span text:style-name="T12"> </text:span><text:span text:style-name="T9">– 1).</text:span></text:p>
          </table:table-cell>
        </table:table-row>
        <table:table-row table:style-name="ro1">
          <table:table-cell table:number-columns-repeated="5"/>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office:value-type="string">
            <text:p>Replace ST with its absolute value.</text:p>
          </table:table-cell>
        </table:table-row>
        <table:table-row table:style-name="ro1">
          <table:table-cell table:number-columns-repeated="5"/>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office:value-type="string">
            <text:p>Add m16int to ST(0) and store result in ST(0).</text:p>
          </table:table-cell>
        </table:table-row>
        <table:table-row table:style-name="ro1">
          <table:table-cell table:number-columns-repeated="5"/>
        </table:table-row>
        <table:table-row table:style-name="ro1">
          <table:table-cell table:style-name="ce4" office:value-type="string">
            <text:p>DF /4</text:p>
          </table:table-cell>
          <table:table-cell table:style-name="ce4" office:value-type="string">
            <text:p>FBLD m80 dec</text:p>
          </table:table-cell>
          <table:table-cell table:number-columns-repeated="2" table:style-name="ce4" office:value-type="string">
            <text:p>V</text:p>
          </table:table-cell>
          <table:table-cell table:style-name="ce4" office:value-type="string">
            <text:p>Convert BCD value to floating-point and push onto the FPU stack.</text:p>
          </table:table-cell>
        </table:table-row>
        <table:table-row table:style-name="ro1">
          <table:table-cell table:number-columns-repeated="5"/>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office:value-type="string">
            <text:p>Store ST(0) in m80bcd and pop ST(0).</text:p>
          </table:table-cell>
        </table:table-row>
        <table:table-row table:style-name="ro1">
          <table:table-cell table:number-columns-repeated="5"/>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office:value-type="string">
            <text:p>Complements sign of ST(0).</text:p>
          </table:table-cell>
        </table:table-row>
        <table:table-row table:style-name="ro1">
          <table:table-cell table:number-columns-repeated="5"/>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7" office:value-type="string">
            <text:p>FNCLEX</text:p>
          </table:table-cell>
          <table:table-cell table:number-columns-repeated="2" table:style-name="ce7" office:value-type="string">
            <text:p>V</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5"/>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office:value-type="string">
            <text:p>Move if not unordered (PF=0).</text:p>
          </table:table-cell>
        </table:table-row>
        <table:table-row table:style-name="ro1">
          <table:table-cell table:number-columns-repeated="5"/>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office:value-type="string">
            <text:p>Compare ST(0) with m64fp.</text:p>
          </table:table-cell>
        </table:table-row>
        <table:table-row table:style-name="ro1">
          <table:table-cell table:style-name="ce4" office:value-type="string">
            <text:p>D8 <text:span text:style-name="T2">D0 +i </text:span></text:p>
          </table:table-cell>
          <table:table-cell table:style-name="ce4" office:value-type="string">
            <text:p>FCOM ST(i) </text:p>
          </table:table-cell>
          <table:table-cell table:number-columns-repeated="2" table:style-name="ce4" office:value-type="string">
            <text:p>V</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office:value-type="string">
            <text:p>Compare ST(0) with ST(1) and pop register stack twice.</text:p>
          </table:table-cell>
        </table:table-row>
        <table:table-row table:style-name="ro1">
          <table:table-cell table:number-columns-repeated="5"/>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office:value-type="string">
            <text:p>Compare ST(0) with ST(i), check for ordered values, set status flags accordingly, and pop register stack.</text:p>
          </table:table-cell>
        </table:table-row>
        <table:table-row table:style-name="ro1">
          <table:table-cell table:number-columns-repeated="5"/>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office:value-type="string">
            <text:p>Replace ST(0) with its cosine.</text:p>
          </table:table-cell>
        </table:table-row>
        <table:table-row table:style-name="ro1">
          <table:table-cell table:number-columns-repeated="5"/>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office:value-type="string">
            <text:p>Decrement TOP field in FPU status word.</text:p>
          </table:table-cell>
        </table:table-row>
        <table:table-row table:style-name="ro1">
          <table:table-cell table:number-columns-repeated="5"/>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office:value-type="string">
            <text:p>Divide ST(0) by m64int and store result in ST(0).</text:p>
          </table:table-cell>
        </table:table-row>
        <table:table-row table:style-name="ro1">
          <table:table-cell table:number-columns-repeated="5"/>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office:value-type="string">
            <text:p>Divide m16int by ST(0) and store result in ST(0).</text:p>
          </table:table-cell>
        </table:table-row>
        <table:table-row table:style-name="ro1">
          <table:table-cell table:number-columns-repeated="5"/>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office:value-type="string">
            <text:p>Sets tag for ST(i) to empty.</text:p>
          </table:table-cell>
        </table:table-row>
        <table:table-row table:style-name="ro1">
          <table:table-cell table:number-columns-repeated="5"/>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office:value-type="string">
            <text:p>Compare ST(0) with m32int and pop stack register.</text:p>
          </table:table-cell>
        </table:table-row>
        <table:table-row table:style-name="ro1">
          <table:table-cell table:number-columns-repeated="5"/>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office:value-type="string">
            <text:p>Push m64int onto the FPU register stack.</text:p>
          </table:table-cell>
        </table:table-row>
        <table:table-row table:style-name="ro1">
          <table:table-cell table:number-columns-repeated="5"/>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office:value-type="string">
            <text:p>Increment the TOP field in the FPU status register.</text:p>
          </table:table-cell>
        </table:table-row>
        <table:table-row table:style-name="ro1">
          <table:table-cell table:number-columns-repeated="5"/>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office:value-type="string">
            <text:p>Initialize FPU without checking for pending unmasked floating-point exceptions.</text:p>
          </table:table-cell>
        </table:table-row>
        <table:table-row table:style-name="ro1">
          <table:table-cell table:number-columns-repeated="5"/>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office:value-type="string">
            <text:p>Store ST(0) in m64int and pop register stack.</text:p>
          </table:table-cell>
        </table:table-row>
        <table:table-row table:style-name="ro1">
          <table:table-cell table:number-columns-repeated="5"/>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office:value-type="string">
            <text:p>Store ST(0) in m64int with truncation.</text:p>
          </table:table-cell>
        </table:table-row>
        <table:table-row table:style-name="ro1">
          <table:table-cell table:number-columns-repeated="5"/>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office:value-type="string">
            <text:p>Push ST(i) onto the FPU register stack.</text:p>
          </table:table-cell>
        </table:table-row>
        <table:table-row table:style-name="ro1">
          <table:table-cell table:number-columns-repeated="5"/>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office:value-type="string">
            <text:p>Push +0.0 onto the FPU register stack.</text:p>
          </table:table-cell>
        </table:table-row>
        <table:table-row table:style-name="ro1">
          <table:table-cell table:number-columns-repeated="5"/>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office:value-type="string">
            <text:p>Load FPU control word from m2byte.</text:p>
          </table:table-cell>
        </table:table-row>
        <table:table-row table:style-name="ro1">
          <table:table-cell table:number-columns-repeated="5"/>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office:value-type="string">
            <text:p>Load FPU environment from m14byte or m28byte.</text:p>
          </table:table-cell>
        </table:table-row>
        <table:table-row table:style-name="ro1">
          <table:table-cell table:number-columns-repeated="5"/>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office:value-type="string">
            <text:p>Multiply ST(0) by m16int and store result in ST(0).</text:p>
          </table:table-cell>
        </table:table-row>
        <table:table-row table:style-name="ro1">
          <table:table-cell table:number-columns-repeated="5"/>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office:value-type="string">
            <text:p>No operation is performed.</text:p>
          </table:table-cell>
        </table:table-row>
        <table:table-row table:style-name="ro1">
          <table:table-cell table:number-columns-repeated="5"/>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office:value-type="string">
            <text:p>Replace ST(1) with arctan(ST(1)/ST(0)) and pop the register stack.</text:p>
          </table:table-cell>
        </table:table-row>
        <table:table-row table:style-name="ro1">
          <table:table-cell table:number-columns-repeated="5"/>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office:value-type="string">
            <text:p>Replace ST(0) with the remainder obtained from dividing ST(0) by ST(1).</text:p>
          </table:table-cell>
        </table:table-row>
        <table:table-row table:style-name="ro1">
          <table:table-cell table:number-columns-repeated="5"/>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office:value-type="string">
            <text:p>Replace ST(0) with the IEEE remainder obtained from dividing ST(0) by ST(1).</text:p>
          </table:table-cell>
        </table:table-row>
        <table:table-row table:style-name="ro1">
          <table:table-cell table:number-columns-repeated="5"/>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office:value-type="string">
            <text:p>Replace ST(0) with its tangent and push 1 onto the FPU stack.</text:p>
          </table:table-cell>
        </table:table-row>
        <table:table-row table:style-name="ro1">
          <table:table-cell table:number-columns-repeated="5"/>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office:value-type="string">
            <text:p>Round ST(0) to an integer.</text:p>
          </table:table-cell>
        </table:table-row>
        <table:table-row table:style-name="ro1">
          <table:table-cell table:number-columns-repeated="5"/>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office:value-type="string">
            <text:p>Load FPU state from m94byte or m108byte.</text:p>
          </table:table-cell>
        </table:table-row>
        <table:table-row table:style-name="ro1">
          <table:table-cell table:number-columns-repeated="5"/>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5"/>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office:value-type="string">
            <text:p>Scale ST(0) by ST(1).</text:p>
          </table:table-cell>
        </table:table-row>
        <table:table-row table:style-name="ro1">
          <table:table-cell table:number-columns-repeated="5"/>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office:value-type="string">
            <text:p>Replace ST(0) with its sine.</text:p>
          </table:table-cell>
        </table:table-row>
        <table:table-row table:style-name="ro1">
          <table:table-cell table:number-columns-repeated="5"/>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office:value-type="string">
            <text:p>Compute the sine and cosine of ST(0); replace ST(0) with the sine, and push the cosine onto the register stack.</text:p>
          </table:table-cell>
        </table:table-row>
        <table:table-row table:style-name="ro1">
          <table:table-cell table:number-columns-repeated="5"/>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office:value-type="string">
            <text:p>Computes square root of ST(0) and stores the result in ST(0).</text:p>
          </table:table-cell>
        </table:table-row>
        <table:table-row table:style-name="ro1">
          <table:table-cell table:number-columns-repeated="5"/>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office:value-type="string">
            <text:p>Copy ST(0) to ST(i) and pop register stack.</text:p>
          </table:table-cell>
        </table:table-row>
        <table:table-row table:style-name="ro1">
          <table:table-cell table:number-columns-repeated="5"/>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office:value-type="string">
            <text:p>Store FPU control word to m2byte without checking for pending unmasked floating-point exceptions.</text:p>
          </table:table-cell>
        </table:table-row>
        <table:table-row table:style-name="ro1">
          <table:table-cell table:number-columns-repeated="5"/>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5"/>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office:value-type="string">
            <text:p>Store FPU status word in AX register without checking for pending unmasked floating-point exceptions.</text:p>
          </table:table-cell>
        </table:table-row>
        <table:table-row table:style-name="ro1">
          <table:table-cell table:number-columns-repeated="5"/>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office:value-type="string">
            <text:p>Subtract m16int from ST(0) and store result in ST(0).</text:p>
          </table:table-cell>
        </table:table-row>
        <table:table-row table:style-name="ro1">
          <table:table-cell table:number-columns-repeated="5"/>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office:value-type="string">
            <text:p>Subtract ST(0) from m16int and store result in ST(0).</text:p>
          </table:table-cell>
        </table:table-row>
        <table:table-row table:style-name="ro1">
          <table:table-cell table:number-columns-repeated="5"/>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office:value-type="string">
            <text:p>Compare ST(0) with 0.0.</text:p>
          </table:table-cell>
        </table:table-row>
        <table:table-row table:style-name="ro1">
          <table:table-cell table:number-columns-repeated="5"/>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office:value-type="string">
            <text:p>Compare ST(0) with ST(1) and pop register stack twice.</text:p>
          </table:table-cell>
        </table:table-row>
        <table:table-row table:style-name="ro1">
          <table:table-cell table:number-columns-repeated="5"/>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office:value-type="string">
            <text:p>Classify value or number in ST(0).</text:p>
          </table:table-cell>
        </table:table-row>
        <table:table-row table:style-name="ro1">
          <table:table-cell table:number-columns-repeated="5"/>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office:value-type="string">
            <text:p>Exchange the contents of ST(0) and ST(1).</text:p>
          </table:table-cell>
        </table:table-row>
        <table:table-row table:style-name="ro1">
          <table:table-cell table:number-columns-repeated="5"/>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office:value-type="string">
            <text:p>Restore the x87 FPU, MMX, XMM, and MXCSR register state from m512byte.</text:p>
          </table:table-cell>
        </table:table-row>
        <table:table-row table:style-name="ro1">
          <table:table-cell table:number-columns-repeated="5"/>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office:value-type="string">
            <text:p>Save the x87 FPU, MMX, XMM, and MXCSR register state to m512byte.</text:p>
          </table:table-cell>
        </table:table-row>
        <table:table-row table:style-name="ro1">
          <table:table-cell table:number-columns-repeated="5"/>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5"/>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office:value-type="string">
            <text:p>Replace ST(1) with (ST(1) ∗ log2ST(0)) and pop the register stack.</text:p>
          </table:table-cell>
        </table:table-row>
        <table:table-row table:style-name="ro1">
          <table:table-cell table:number-columns-repeated="5"/>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office:value-type="string">
            <text:p>Replace ST(1) with ST(1) ∗ log2(ST(0) + 1.0) and pop the register stack.</text:p>
          </table:table-cell>
        </table:table-row>
        <table:table-row table:style-name="ro1">
          <table:table-cell table:number-columns-repeated="5"/>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Horizontal add packed double-precision floating-point values from ymm2 and ymm3/mem.</text:p>
          </table:table-cell>
        </table:table-row>
        <table:table-row table:style-name="ro1">
          <table:table-cell table:number-columns-repeated="5"/>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Horizontal add packed single-precision floating-point values from ymm2 and ymm3/mem.</text:p>
          </table:table-cell>
        </table:table-row>
        <table:table-row table:style-name="ro1">
          <table:table-cell table:number-columns-repeated="5"/>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office:value-type="string">
            <text:p>Halt</text:p>
          </table:table-cell>
        </table:table-row>
        <table:table-row table:style-name="ro1">
          <table:table-cell table:number-columns-repeated="5"/>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Horizontal subtract packed double-precision floating-point values from ymm2 and ymm3/mem.</text:p>
          </table:table-cell>
        </table:table-row>
        <table:table-row table:style-name="ro1">
          <table:table-cell table:number-columns-repeated="5"/>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Horizontal subtract packed single-precision floating-point values from ymm2 and ymm3/mem.</text:p>
          </table:table-cell>
        </table:table-row>
        <table:table-row table:style-name="ro1">
          <table:table-cell table:number-columns-repeated="5"/>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office:value-type="string">
            <text:p>Signed divide RDX:RAX by r/m64, with result stored in RAX = Quotient, RDX = Remainder.</text:p>
          </table:table-cell>
        </table:table-row>
        <table:table-row table:style-name="ro1">
          <table:table-cell table:number-columns-repeated="5"/>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office:value-type="string">
            <text:p>Quadword register = r/m64 ∗ immediate doubleword.</text:p>
          </table:table-cell>
        </table:table-row>
        <table:table-row table:style-name="ro1">
          <table:table-cell table:number-columns-repeated="5"/>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office:value-type="string">
            <text:p>Input doubleword from I/O port in DX into EAX.</text:p>
          </table:table-cell>
        </table:table-row>
        <table:table-row table:style-name="ro1">
          <table:table-cell table:number-columns-repeated="5"/>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office:value-type="string">
            <text:p>Increment doubleword register by 1.</text:p>
          </table:table-cell>
        </table:table-row>
        <table:table-row table:style-name="ro1">
          <table:table-cell table:number-columns-repeated="5"/>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office:value-type="string">
            <text:p>Input byte from I/O port specified in DX into memory location specified with ES:(E)DI or RDI.1</text:p>
          </table:table-cell>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table:number-columns-repeated="5"/>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5"/>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office:value-type="string">
            <text:p>Interrupt 4—if overflow flag is 1.</text:p>
          </table:table-cell>
        </table:table-row>
        <table:table-row table:style-name="ro1">
          <table:table-cell table:number-columns-repeated="5"/>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office:value-type="string">
            <text:p>Flush internal caches; initiate flushing of external caches.</text:p>
          </table:table-cell>
        </table:table-row>
        <table:table-row table:style-name="ro1">
          <table:table-cell table:number-columns-repeated="5"/>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office:value-type="string">
            <text:p>Invalidate TLB Entry for page that contains m.</text:p>
          </table:table-cell>
        </table:table-row>
        <table:table-row table:style-name="ro1">
          <table:table-cell table:number-columns-repeated="5"/>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5"/>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office:value-type="string">
            <text:p>Interrupt return (64-bit operand size).</text:p>
          </table:table-cell>
        </table:table-row>
        <table:table-row table:style-name="ro1">
          <table:table-cell table:number-columns-repeated="5"/>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office:value-type="string">
            <text:p>Jump near if not greater (ZF=1 or SF !=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office:value-type="string">
            <text:p>Jump near if not greater (ZF=1 or SF !=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office:value-type="string">
            <text:p>Jump near if not greater or equal (SF !=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office:value-type="string">
            <text:p>Jump near if not greater or equal (SF !=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office:value-type="string">
            <text:p>Jump near if 0 (ZF=1).</text:p>
          </table:table-cell>
        </table:table-row>
        <table:table-row table:style-name="ro1">
          <table:table-cell table:number-columns-repeated="5"/>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office:value-type="string">
            <text:p>Jump far, absolute indirect, address given in m16:64.</text:p>
          </table:table-cell>
        </table:table-row>
        <table:table-row table:style-name="ro1">
          <table:table-cell table:number-columns-repeated="5"/>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office:value-type="string">
            <text:p>Load: AH = EFLAGS(SF:ZF:0:AF:0:PF:1:CF).</text:p>
          </table:table-cell>
        </table:table-row>
        <table:table-row table:style-name="ro1">
          <table:table-cell table:number-columns-repeated="5"/>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office:value-type="string">
            <text:p>reg = access rights referenced by r32/m16</text:p>
          </table:table-cell>
        </table:table-row>
        <table:table-row table:style-name="ro1">
          <table:table-cell table:number-columns-repeated="5"/>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Load unaligned packed integer values from mem to ymm1.</text:p>
          </table:table-cell>
        </table:table-row>
        <table:table-row table:style-name="ro1">
          <table:table-cell table:number-columns-repeated="5"/>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Load MXCSR register from m32.</text:p>
          </table:table-cell>
        </table:table-row>
        <table:table-row table:style-name="ro1">
          <table:table-cell table:number-columns-repeated="5"/>
        </table:table-row>
        <table:table-row table:style-name="ro1">
          <table:table-cell office:value-type="string">
            <text:p>C5 /r </text:p>
          </table:table-cell>
          <table:table-cell office:value-type="string">
            <text:p>LDS r16, m16:16 </text:p>
          </table:table-cell>
          <table:table-cell office:value-type="string">
            <text:p>I</text:p>
          </table:table-cell>
          <table:table-cell office:value-type="string">
            <text:p>V</text:p>
          </table:table-cell>
          <table:table-cell office:value-type="string">
            <text:p>Load DS:r16 with far pointer from memory.</text:p>
          </table:table-cell>
        </table:table-row>
        <table:table-row table:style-name="ro1">
          <table:table-cell office:value-type="string">
            <text:p>C5 /r </text:p>
          </table:table-cell>
          <table:table-cell office:value-type="string">
            <text:p>LDS r32, m16:32 </text:p>
          </table:table-cell>
          <table:table-cell office:value-type="string">
            <text:p>I</text:p>
          </table:table-cell>
          <table:table-cell office:value-type="string">
            <text:p>V</text:p>
          </table:table-cell>
          <table:table-cell office:value-type="string">
            <text:p>Load DS:r32 with far pointer from memory.</text:p>
          </table:table-cell>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 m16:16 </text:p>
          </table:table-cell>
          <table:table-cell office:value-type="string">
            <text:p>I</text:p>
          </table:table-cell>
          <table:table-cell office:value-type="string">
            <text:p>V</text:p>
          </table:table-cell>
          <table:table-cell office:value-type="string">
            <text:p>Load ES:r16 with far pointer from memory.</text:p>
          </table:table-cell>
        </table:table-row>
        <table:table-row table:style-name="ro1">
          <table:table-cell office:value-type="string">
            <text:p>C4 /r </text:p>
          </table:table-cell>
          <table:table-cell office:value-type="string">
            <text:p>LES r32, m16:32 </text:p>
          </table:table-cell>
          <table:table-cell office:value-type="string">
            <text:p>I</text:p>
          </table:table-cell>
          <table:table-cell office:value-type="string">
            <text:p>V</text:p>
          </table:table-cell>
          <table:table-cell office:value-type="string">
            <text:p>Load ES:r32 with far pointer from memory.</text:p>
          </table:table-cell>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office:value-type="string">
            <text:p>Load GS:r64 with far pointer from memory.</text:p>
          </table:table-cell>
        </table:table-row>
        <table:table-row table:style-name="ro1">
          <table:table-cell table:number-columns-repeated="5"/>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office:value-type="string">
            <text:p>Store effective address for m in register r64.</text:p>
          </table:table-cell>
        </table:table-row>
        <table:table-row table:style-name="ro1">
          <table:table-cell table:number-columns-repeated="5"/>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office:value-type="string">
            <text:p>Set RSP to RBP, then pop RBP.</text:p>
          </table:table-cell>
        </table:table-row>
        <table:table-row table:style-name="ro1">
          <table:table-cell table:number-columns-repeated="5"/>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office:value-type="string">
            <text:p>Serializes load operations.</text:p>
          </table:table-cell>
        </table:table-row>
        <table:table-row table:style-name="ro1">
          <table:table-cell table:number-columns-repeated="5"/>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office:value-type="string">
            <text:p>Load m into IDTR.</text:p>
          </table:table-cell>
        </table:table-row>
        <table:table-row table:style-name="ro1">
          <table:table-cell table:number-columns-repeated="5"/>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office:value-type="string">
            <text:p>Load segment selector r/m16 into LDTR.</text:p>
          </table:table-cell>
        </table:table-row>
        <table:table-row table:style-name="ro1">
          <table:table-cell table:number-columns-repeated="5"/>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office:value-type="string">
            <text:p>Loads r/m16 in machine status word of CR0.</text:p>
          </table:table-cell>
        </table:table-row>
        <table:table-row table:style-name="ro1">
          <table:table-cell table:number-columns-repeated="5"/>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office:value-type="string">
            <text:p>Asserts LOCK# signal for duration of the accompanying instruction.</text:p>
          </table:table-cell>
        </table:table-row>
        <table:table-row table:style-name="ro1">
          <table:table-cell table:number-columns-repeated="5"/>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table:number-columns-repeated="5"/>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office:value-type="string">
            <text:p>Decrement count; jump short if count != 0 and <text:s/>ZF = 0.</text:p>
          </table:table-cell>
        </table:table-row>
        <table:table-row table:style-name="ro1">
          <table:table-cell table:number-columns-repeated="5"/>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office:value-type="string">
            <text:p>Load: r64 = segment limit, selector r32/m16</text:p>
          </table:table-cell>
        </table:table-row>
        <table:table-row table:style-name="ro1">
          <table:table-cell table:number-columns-repeated="5"/>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office:value-type="string">
            <text:p>Load r/m16 into task register.</text:p>
          </table:table-cell>
        </table:table-row>
        <table:table-row table:style-name="ro1">
          <table:table-cell table:number-columns-repeated="5"/>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5"/>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5"/>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Return the maximum packed double-precision floating-point values between ymm2 and ymm3/mem.</text:p>
          </table:table-cell>
        </table:table-row>
        <table:table-row table:style-name="ro1">
          <table:table-cell table:number-columns-repeated="5"/>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Return the maximum single double-precision floating-point values between ymm2 and ymm3/mem.</text:p>
          </table:table-cell>
        </table:table-row>
        <table:table-row table:style-name="ro1">
          <table:table-cell table:number-columns-repeated="5"/>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Return the maximum scalar double-precision floating-point value between xmm3/mem64 and xmm2.</text:p>
          </table:table-cell>
        </table:table-row>
        <table:table-row table:style-name="ro1">
          <table:table-cell table:number-columns-repeated="5"/>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Return the maximum scalar single-precision floating-point value between xmm3/mem32 and xmm2.</text:p>
          </table:table-cell>
        </table:table-row>
        <table:table-row table:style-name="ro1">
          <table:table-cell table:number-columns-repeated="5"/>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office:value-type="string">
            <text:p>Serializes load and store operations.</text:p>
          </table:table-cell>
        </table:table-row>
        <table:table-row table:style-name="ro1">
          <table:table-cell table:number-columns-repeated="5"/>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Return the minimum packed double-precision floating-point values between ymm2 and ymm3/mem.</text:p>
          </table:table-cell>
        </table:table-row>
        <table:table-row table:style-name="ro1">
          <table:table-cell table:number-columns-repeated="5"/>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Return the minimum single double-precision floating-point values between ymm2 and ymm3/mem.</text:p>
          </table:table-cell>
        </table:table-row>
        <table:table-row table:style-name="ro1">
          <table:table-cell table:number-columns-repeated="5"/>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Return the minimum scalar double precision floating-point value between xmm3/mem64 and xmm2.</text:p>
          </table:table-cell>
        </table:table-row>
        <table:table-row table:style-name="ro1">
          <table:table-cell table:number-columns-repeated="5"/>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Return the minimum scalar single precision floating-point value between xmm3/mem32 and xmm2.</text:p>
          </table:table-cell>
        </table:table-row>
        <table:table-row table:style-name="ro1">
          <table:table-cell table:number-columns-repeated="5"/>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5"/>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office:value-type="string">
            <text:p>Move r8 to r/m8.</text:p>
          </table:table-cell>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office:value-type="string">
            <text:p>Move r8 to r/m8.</text:p>
          </table:table-cell>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office:value-type="string">
            <text:p>Move r16 to r/m16.</text:p>
          </table:table-cell>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office:value-type="string">
            <text:p>Move r32 to r/m32.</text:p>
          </table:table-cell>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office:value-type="string">
            <text:p>Move r64 to r/m64.</text:p>
          </table:table-cell>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office:value-type="string">
            <text:p>Move r/m8 to r8.</text:p>
          </table:table-cell>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office:value-type="string">
            <text:p>Move r/m8 to r8.</text:p>
          </table:table-cell>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office:value-type="string">
            <text:p>Move r/m16 to r16.</text:p>
          </table:table-cell>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office:value-type="string">
            <text:p>Move r/m32 to r32.</text:p>
          </table:table-cell>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office:value-type="string">
            <text:p>Move r/m64 to r64.</text:p>
          </table:table-cell>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office:value-type="string">
            <text:p>Move byte at (seg:offset) to AL.</text:p>
          </table:table-cell>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office:value-type="string">
            <text:p>Move byte at (offset) to AL.</text:p>
          </table:table-cell>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office:value-type="string">
            <text:p>Move word at (seg:offset) to AX.</text:p>
          </table:table-cell>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office:value-type="string">
            <text:p>Move quadword at (offset) to RAX.</text:p>
          </table:table-cell>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office:value-type="string">
            <text:p>Move AL to (seg:offset).</text:p>
          </table:table-cell>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office:value-type="string">
            <text:p>Move AL to (offset).</text:p>
          </table:table-cell>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office:value-type="string">
            <text:p>Move AX to (seg:offset).</text:p>
          </table:table-cell>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office:value-type="string">
            <text:p>Move EAX to (seg:offset).</text:p>
          </table:table-cell>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office:value-type="string">
            <text:p>Move imm32 sign extended to 64-bits to r/m64.</text:p>
          </table:table-cell>
        </table:table-row>
        <table:table-row table:style-name="ro1">
          <table:table-cell table:number-columns-repeated="5"/>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office:value-type="string">
            <text:p>Move extended control register to r64.</text:p>
          </table:table-cell>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office:value-type="string">
            <text:p>Move r64 to extended control register.</text:p>
          </table:table-cell>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office:value-type="string">
            <text:p>Move r64 to extended CR8.1</text:p>
          </table:table-cell>
        </table:table-row>
        <table:table-row table:style-name="ro1">
          <table:table-cell table:number-columns-repeated="5"/>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office:value-type="string">
            <text:p>Move r64 to extended debug register.</text:p>
          </table:table-cell>
        </table:table-row>
        <table:table-row table:style-name="ro1">
          <table:table-cell table:number-columns-repeated="5"/>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Move aligned packed double-precision floating-point values from ymm1 to ymm2/mem.</text:p>
          </table:table-cell>
        </table:table-row>
        <table:table-row table:style-name="ro1">
          <table:table-cell table:number-columns-repeated="5"/>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Move aligned packed single-precision floating-point values from ymm1 to ymm2/mem.</text:p>
          </table:table-cell>
        </table:table-row>
        <table:table-row table:style-name="ro1">
          <table:table-cell table:number-columns-repeated="5"/>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office:value-type="string">
            <text:p>Reverse byte order in r64 and move to m64.</text:p>
          </table:table-cell>
        </table:table-row>
        <table:table-row table:style-name="ro1">
          <table:table-cell table:number-columns-repeated="5"/>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Move quadword from xmm1 register to r/m64.</text:p>
          </table:table-cell>
        </table:table-row>
        <table:table-row table:style-name="ro1">
          <table:table-cell table:number-columns-repeated="5"/>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Move even index doub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Move aligned packed integer values from ymm1 to ymm2/mem.</text:p>
          </table:table-cell>
        </table:table-row>
        <table:table-row table:style-name="ro1">
          <table:table-cell table:number-columns-repeated="5"/>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Move unaligned packed integer values from ymm1 to ymm2/mem.</text:p>
          </table:table-cell>
        </table:table-row>
        <table:table-row table:style-name="ro1">
          <table:table-cell table:number-columns-repeated="5"/>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office:value-type="string">
            <text:p>Move low quadword from xmm to mmx register.</text:p>
          </table:table-cell>
        </table:table-row>
        <table:table-row table:style-name="ro1">
          <table:table-cell table:number-columns-repeated="5"/>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Merge two packed single-precision floating-point values from high quadword of xmm3 and low quadword of xmm2.</text:p>
          </table:table-cell>
        </table:table-row>
        <table:table-row table:style-name="ro1">
          <table:table-cell table:number-columns-repeated="5"/>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Merge double-precision floating-point value from m64 and the low quadword of xmm1.</text:p>
          </table:table-cell>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Move double-precision floating-point values from high quadword of xmm1 to m64.</text:p>
          </table:table-cell>
        </table:table-row>
        <table:table-row table:style-name="ro1">
          <table:table-cell table:number-columns-repeated="5"/>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Merge two packed single-precision floating-point values from m64 and the low quadword of xmm1.</text:p>
          </table:table-cell>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Move two packed single-precision floating-point values from high quadword of xmm1to m64.</text:p>
          </table:table-cell>
        </table:table-row>
        <table:table-row table:style-name="ro1">
          <table:table-cell table:number-columns-repeated="5"/>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Merge two packed single-precision floating-point values from low quadword of xmm3 and low quadword of xmm2.</text:p>
          </table:table-cell>
        </table:table-row>
        <table:table-row table:style-name="ro1">
          <table:table-cell table:number-columns-repeated="5"/>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Merge double-precision floating-point value from m64 and the high quadword of xmm1.</text:p>
          </table:table-cell>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Move double-precision floating-point values from low quadword of xmm1 to m64.</text:p>
          </table:table-cell>
        </table:table-row>
        <table:table-row table:style-name="ro1">
          <table:table-cell table:number-columns-repeated="5"/>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Merge two packed single-precision floating-point values from m64 and the high quadword of xmm1.</text:p>
          </table:table-cell>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Move two packed single-precision floating-point values from low quadword of xmm1 to m64.</text:p>
          </table:table-cell>
        </table:table-row>
        <table:table-row table:style-name="ro1">
          <table:table-cell table:number-columns-repeated="5"/>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Extract 4-bit sign mask from ymm2 and store in reg. The upper bits of r32 or r64 are zeroed.</text:p>
          </table:table-cell>
        </table:table-row>
        <table:table-row table:style-name="ro1">
          <table:table-cell table:number-columns-repeated="5"/>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Extract 8-bit sign mask from ymm2 and store in reg. The upper bits of r32 or r64 are zeroed.</text:p>
          </table:table-cell>
        </table:table-row>
        <table:table-row table:style-name="ro1">
          <table:table-cell table:number-columns-repeated="5"/>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table:number-columns-repeated="5"/>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Move packed integer values in ymm1 to m256 using non-temporal hint.</text:p>
          </table:table-cell>
        </table:table-row>
        <table:table-row table:style-name="ro1">
          <table:table-cell table:number-columns-repeated="5"/>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office:value-type="string">
            <text:p>Move quadword from r64 to m64 using non-temporal hint.</text:p>
          </table:table-cell>
        </table:table-row>
        <table:table-row table:style-name="ro1">
          <table:table-cell table:number-columns-repeated="5"/>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Move packed double-precision values in ymm1 to m256 using non-temporal hint.</text:p>
          </table:table-cell>
        </table:table-row>
        <table:table-row table:style-name="ro1">
          <table:table-cell table:number-columns-repeated="5"/>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Move packed single-precision values ymm1 to mem using non-temporal hint.</text:p>
          </table:table-cell>
        </table:table-row>
        <table:table-row table:style-name="ro1">
          <table:table-cell table:number-columns-repeated="5"/>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office:value-type="string">
            <text:p>Move quadword from mm to m64 using non-temporal hint.</text:p>
          </table:table-cell>
        </table:table-row>
        <table:table-row table:style-name="ro1">
          <table:table-cell table:number-columns-repeated="5"/>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Move quadword from xmm2 register to xmm1/m64.</text:p>
          </table:table-cell>
        </table:table-row>
        <table:table-row table:style-name="ro1">
          <table:table-cell table:number-columns-repeated="5"/>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office:value-type="string">
            <text:p>Move quadword from mmx to low quadword of xmm.</text:p>
          </table:table-cell>
        </table:table-row>
        <table:table-row table:style-name="ro1">
          <table:table-cell table:number-columns-repeated="5"/>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table:number-columns-repeated="5"/>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Move scalar double-precision floating-point value from xmm1 register to m64.</text:p>
          </table:table-cell>
        </table:table-row>
        <table:table-row table:style-name="ro1">
          <table:table-cell table:number-columns-repeated="5"/>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Move odd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Move even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Move scalar single-precision floating-point value from xmm1 register to m32.</text:p>
          </table:table-cell>
        </table:table-row>
        <table:table-row table:style-name="ro1">
          <table:table-cell table:number-columns-repeated="5"/>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office:value-type="string">
            <text:p>Move doubleword to quadword with sign-extension.</text:p>
          </table:table-cell>
        </table:table-row>
        <table:table-row table:style-name="ro1">
          <table:table-cell table:number-columns-repeated="5"/>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Move unaligned packed double-precision floating-point from ymm1 to ymm2/mem.</text:p>
          </table:table-cell>
        </table:table-row>
        <table:table-row table:style-name="ro1">
          <table:table-cell table:number-columns-repeated="5"/>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Move unaligned packed single-precision floating-point from ymm1 to ymm2/mem.</text:p>
          </table:table-cell>
        </table:table-row>
        <table:table-row table:style-name="ro1">
          <table:table-cell table:number-columns-repeated="5"/>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office:value-type="string">
            <text:p>Move word to quadword, zero-extension.</text:p>
          </table:table-cell>
        </table:table-row>
        <table:table-row table:style-name="ro1">
          <table:table-cell table:number-columns-repeated="5"/>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5"/>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office:value-type="string">
            <text:p>Unsigned multiply (RDX:RAX = RAX ∗ r/m64.</text:p>
          </table:table-cell>
        </table:table-row>
        <table:table-row table:style-name="ro1">
          <table:table-cell table:number-columns-repeated="5"/>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Multiply packed double-precision floating-point values from ymm3/mem to ymm2 and stores result in ymm1.</text:p>
          </table:table-cell>
        </table:table-row>
        <table:table-row table:style-name="ro1">
          <table:table-cell table:number-columns-repeated="5"/>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Multiply packed single-precision floating-point values from ymm3/mem to ymm2 and stores result in ymm1.</text:p>
          </table:table-cell>
        </table:table-row>
        <table:table-row table:style-name="ro1">
          <table:table-cell table:number-columns-repeated="5"/>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5"/>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5"/>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5"/>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office:value-type="string">
            <text:p>Two's complement negate r/m64.</text:p>
          </table:table-cell>
        </table:table-row>
        <table:table-row table:style-name="ro1">
          <table:table-cell table:number-columns-repeated="5"/>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office:value-type="string">
            <text:p>Multi-byte no-operation instruction.</text:p>
          </table:table-cell>
        </table:table-row>
        <table:table-row table:style-name="ro1">
          <table:table-cell table:number-columns-repeated="5"/>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office:value-type="string">
            <text:p>Reverse each bit of r/m64.</text:p>
          </table:table-cell>
        </table:table-row>
        <table:table-row table:style-name="ro1">
          <table:table-cell table:number-columns-repeated="5"/>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office:value-type="string">
            <text:p>r64 OR r/m64.</text:p>
          </table:table-cell>
        </table:table-row>
        <table:table-row table:style-name="ro1">
          <table:table-cell table:number-columns-repeated="5"/>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Return the bitwise logical OR of packed double-precision floating-point values in ymm2 and ymm3/mem.</text:p>
          </table:table-cell>
        </table:table-row>
        <table:table-row table:style-name="ro1">
          <table:table-cell table:number-columns-repeated="5"/>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Return the bitwise logical OR of packed single-precision floating-point values in ymm2 and ymm3/mem.</text:p>
          </table:table-cell>
        </table:table-row>
        <table:table-row table:style-name="ro1">
          <table:table-cell table:number-columns-repeated="5"/>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office:value-type="string">
            <text:p>Output doubleword in EAX to I/O port address in DX.</text:p>
          </table:table-cell>
        </table:table-row>
        <table:table-row table:style-name="ro1">
          <table:table-cell table:number-columns-repeated="5"/>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text:span text:style-name="T1">PREF.66+</text:span> 6F </text:p>
          </table:table-cell>
          <table:table-cell office:value-type="string">
            <text:p>OUTSW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table:number-columns-repeated="5"/>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Compute the absolute value of 32- bit integers in xmm2/m128 and store UNSIGNED result in xmm1.</text:p>
          </table:table-cell>
        </table:table-row>
        <table:table-row table:style-name="ro1">
          <table:table-cell table:number-columns-repeated="5"/>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5"/>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5"/>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5"/>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Add packed doubleword integers from xmm3/m128 and xmm2.</text:p>
          </table:table-cell>
        </table:table-row>
        <table:table-row table:style-name="ro1">
          <table:table-cell table:number-columns-repeated="5"/>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Add packed quadword integers xmm3/m128 and xmm2.</text:p>
          </table:table-cell>
        </table:table-row>
        <table:table-row table:style-name="ro1">
          <table:table-cell table:number-columns-repeated="5"/>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Add packed signed word integers from xmm3/m128 and xmm2 and saturate the results.</text:p>
          </table:table-cell>
        </table:table-row>
        <table:table-row table:style-name="ro1">
          <table:table-cell table:number-columns-repeated="5"/>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Add packed unsigned word integers from xmm3/m128 to xmm2 and saturate the results.</text:p>
          </table:table-cell>
        </table:table-row>
        <table:table-row table:style-name="ro1">
          <table:table-cell table:number-columns-repeated="5"/>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5"/>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Bitwise AND of xmm3/m128 and xmm.</text:p>
          </table:table-cell>
        </table:table-row>
        <table:table-row table:style-name="ro1">
          <table:table-cell table:number-columns-repeated="5"/>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Bitwise AND NOT of xmm3/m128 and xmm2.</text:p>
          </table:table-cell>
        </table:table-row>
        <table:table-row table:style-name="ro1">
          <table:table-cell table:number-columns-repeated="5"/>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office:value-type="string">
            <text:p>Gives hint to processor that improves performance of spin-wait loops.</text:p>
          </table:table-cell>
        </table:table-row>
        <table:table-row table:style-name="ro1">
          <table:table-cell table:number-columns-repeated="5"/>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Average packed unsigned word integers from xmm3/m128 and xmm2 with rounding.</text:p>
          </table:table-cell>
        </table:table-row>
        <table:table-row table:style-name="ro1">
          <table:table-cell table:number-columns-repeated="5"/>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5"/>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Select words from xmm2 and xmm3/m128 from mask specified in imm8 and store the values into xmm1.</text:p>
          </table:table-cell>
        </table:table-row>
        <table:table-row table:style-name="ro1">
          <table:table-cell table:number-columns-repeated="5"/>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5"/>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Compare packed doublewords in xmm3/m128 and xmm2 for equality.</text:p>
          </table:table-cell>
        </table:table-row>
        <table:table-row table:style-name="ro1">
          <table:table-cell table:number-columns-repeated="5"/>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Compare packed quadwords in xmm3/m128 and xmm2 for equality.</text:p>
          </table:table-cell>
        </table:table-row>
        <table:table-row table:style-name="ro1">
          <table:table-cell table:number-columns-repeated="5"/>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5"/>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5"/>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Compare packed signed doubleword integers in xmm2 and xmm3/m128 for greater than.</text:p>
          </table:table-cell>
        </table:table-row>
        <table:table-row table:style-name="ro1">
          <table:table-cell table:number-columns-repeated="5"/>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Compare packed signed qwords in xmm2 and xmm3/m128 for greater than.</text:p>
          </table:table-cell>
        </table:table-row>
        <table:table-row table:style-name="ro1">
          <table:table-cell table:number-columns-repeated="5"/>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5"/>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5"/>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Extract a qword integer value from xmm2 at the source dword offset specified by imm8 into r64/m64.</text:p>
          </table:table-cell>
        </table:table-row>
        <table:table-row table:style-name="ro1">
          <table:table-cell table:number-columns-repeated="5"/>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5"/>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table:number-columns-repeated="5"/>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table:number-columns-repeated="5"/>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5"/>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table:number-columns-repeated="5"/>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table:number-columns-repeated="5"/>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Insert a qword integer value from r64/m64 and rest from xmm2 into xmm1 at the qword offset in imm8.</text:p>
          </table:table-cell>
        </table:table-row>
        <table:table-row table:style-name="ro1">
          <table:table-cell table:number-columns-repeated="5"/>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Insert a word integer value from r32/m16 and rest from xmm2 into xmm1 at the word offset in imm8.</text:p>
          </table:table-cell>
        </table:table-row>
        <table:table-row table:style-name="ro1">
          <table:table-cell table:number-columns-repeated="5"/>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table:number-columns-repeated="5"/>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5"/>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Compare packed 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Compare packed 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Compare packed signed word integers in xmm3/m128 and xmm2 and store packed maximum values in xmm1.</text:p>
          </table:table-cell>
        </table:table-row>
        <table:table-row table:style-name="ro1">
          <table:table-cell table:number-columns-repeated="5"/>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Compare packed un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Compare packed un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Compare packed unsigned word integers in xmm3/m128 and xmm2 and store maximum packed values in xmm1.</text:p>
          </table:table-cell>
        </table:table-row>
        <table:table-row table:style-name="ro1">
          <table:table-cell table:number-columns-repeated="5"/>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Compare packed 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Compare packed 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Compare packed 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Compare packed un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Compare packed un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Compare packed un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Move a byte mask of xmm1 to reg. The upper bits of r32 or r64 are filled with zeros.</text:p>
          </table:table-cell>
        </table:table-row>
        <table:table-row table:style-name="ro1">
          <table:table-cell table:number-columns-repeated="5"/>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Sign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5"/>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table:number-columns-repeated="5"/>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5"/>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office:value-type="string">
            <text:p>Pop top of stack into SS; increment stack pointer.</text:p>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table:number-columns-repeated="2" office:value-type="string">
            <text:p>V</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office:value-type="string">
            <text:p>Pop top of stack into FS; increment stack pointer by 64 bits.</text:p>
          </table:table-cell>
        </table:table-row>
        <table:table-row table:style-name="ro1">
          <table:table-cell office:value-type="string">
            <text:p><text:span text:style-name="T1">PREF.66+</text:span> 0F A9 </text:p>
          </table:table-cell>
          <table:table-cell office:value-type="string">
            <text:p>POP GS, <text:span text:style-name="T1">p66</text:span></text:p>
          </table:table-cell>
          <table:table-cell table:number-columns-repeated="2" office:value-type="string">
            <text:p>V</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office:value-type="string">
            <text:p>Pop top of stack into GS; increment stack pointer by 64 bits.</text:p>
          </table:table-cell>
        </table:table-row>
        <table:table-row table:style-name="ro1">
          <table:table-cell table:number-columns-repeated="5"/>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office:value-type="string">
            <text:p>Pop EDI, ESI, EBP, EBX, EDX, ECX, and EAX.</text:p>
          </table:table-cell>
        </table:table-row>
        <table:table-row table:style-name="ro1">
          <table:table-cell table:number-columns-repeated="5"/>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office:value-type="string">
            <text:p>POPCNT on r/m64</text:p>
          </table:table-cell>
        </table:table-row>
        <table:table-row table:style-name="ro1">
          <table:table-cell table:number-columns-repeated="5"/>
        </table:table-row>
        <table:table-row table:style-name="ro1">
          <table:table-cell office:value-type="string">
            <text:p><text:span text:style-name="T1">PREF.66+</text:span> 9D </text:p>
          </table:table-cell>
          <table:table-cell office:value-type="string">
            <text:p>POPF </text:p>
          </table:table-cell>
          <table:table-cell table:number-columns-repeated="2" office:value-type="string">
            <text:p>V</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office:value-type="string">
            <text:p>Pop top of stack and zero-extend into RFLAGS.</text:p>
          </table:table-cell>
        </table:table-row>
        <table:table-row table:style-name="ro1">
          <table:table-cell table:number-columns-repeated="5"/>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Bitwise OR of xmm2/m128 and xmm3.</text:p>
          </table:table-cell>
        </table:table-row>
        <table:table-row table:style-name="ro1">
          <table:table-cell table:number-columns-repeated="5"/>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office:value-type="string">
            <text:p>Move data from m8 closer to the processor using NTA hint.</text:p>
          </table:table-cell>
        </table:table-row>
        <table:table-row table:style-name="ro1">
          <table:table-cell table:number-columns-repeated="5"/>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5"/>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Shuffle bytes in xmm2 according to contents of xmm3/m128.</text:p>
          </table:table-cell>
        </table:table-row>
        <table:table-row table:style-name="ro1">
          <table:table-cell table:number-columns-repeated="5"/>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table:number-columns-repeated="5"/>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table:number-columns-repeated="5"/>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table:number-columns-repeated="5"/>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office:value-type="string">
            <text:p>Shuffle the words in mm2/m64 based on the encoding in imm8 and store the result in mm1.</text:p>
          </table:table-cell>
        </table:table-row>
        <table:table-row table:style-name="ro1">
          <table:table-cell table:number-columns-repeated="5"/>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Negate/zero/preserve packed doubleword integers in xmm2 depending on the corresponding sign in xmm3/m128.</text:p>
          </table:table-cell>
        </table:table-row>
        <table:table-row table:style-name="ro1">
          <table:table-cell table:number-columns-repeated="5"/>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Shift xmm2 left by imm8 bytes while shifting in 0s and store result in xmm1.</text:p>
          </table:table-cell>
        </table:table-row>
        <table:table-row table:style-name="ro1">
          <table:table-cell table:number-columns-repeated="5"/>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table:style-name="ce4" office:value-type="string">
            <text:p>Shift quadwords in xmm2 left by imm8 while shifting in 0s.</text:p>
          </table:table-cell>
        </table:table-row>
        <table:table-row table:style-name="ro1">
          <table:table-cell table:number-columns-repeated="5"/>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table:style-name="ce4" office:value-type="string">
            <text:p>Shift doubleword in xmm1 right by xmm2 /m128 while shifting in sign bits.</text:p>
          </table:table-cell>
        </table:table-row>
        <table:table-row table:style-name="ro1">
          <table:table-cell table:style-name="ce7" office:value-type="string">
            <text:p>0F 72 /4 ib</text:p>
          </table:table-cell>
          <table:table-cell table:style-name="ce4" office:value-type="string">
            <text:p>PSRAD mm, imm8</text:p>
          </table:table-cell>
          <table:table-cell table:number-columns-repeated="2" office:value-type="string">
            <text:p>V</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table:style-name="ce4" office:value-type="string">
            <text:p>Shift doublewords in xmm2 right by imm8 while shifting in sign bits.</text:p>
          </table:table-cell>
        </table:table-row>
        <table:table-row table:style-name="ro1">
          <table:table-cell table:number-columns-repeated="5"/>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Shift xmm2 right by imm8 bytes while shifting in 0s.</text:p>
          </table:table-cell>
        </table:table-row>
        <table:table-row table:style-name="ro1">
          <table:table-cell table:number-columns-repeated="5"/>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table:style-name="ce4" office:value-type="string">
            <text:p>Shift words in xmm1 right by amount specified in xmm2/m128 while shifting in 0s.</text:p>
          </table:table-cell>
        </table:table-row>
        <table:table-row table:style-name="ro1">
          <table:table-cell table:style-name="ce7" office:value-type="string">
            <text:p>0F 71 /2 ib</text:p>
          </table:table-cell>
          <table:table-cell table:style-name="ce4" office:value-type="string">
            <text:p>PSRLW mm, imm8</text:p>
          </table:table-cell>
          <table:table-cell table:number-columns-repeated="2" office:value-type="string">
            <text:p>V</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table:style-name="ce4" office:value-type="string">
            <text:p>Shift doublewords in xmm1 right by amount specified in xmm2 /m128 while shifting in 0s.</text:p>
          </table:table-cell>
        </table:table-row>
        <table:table-row table:style-name="ro1">
          <table:table-cell table:style-name="ce7" office:value-type="string">
            <text:p>0F 72 /2 ib</text:p>
          </table:table-cell>
          <table:table-cell table:style-name="ce4" office:value-type="string">
            <text:p>PSRLD mm, imm8</text:p>
          </table:table-cell>
          <table:table-cell table:number-columns-repeated="2" office:value-type="string">
            <text:p>V</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table:style-name="ce4" office:value-type="string">
            <text:p>Shift quadwords in xmm1 right by amount specified in xmm2/m128 while shifting in 0s.</text:p>
          </table:table-cell>
        </table:table-row>
        <table:table-row table:style-name="ro1">
          <table:table-cell table:style-name="ce7" office:value-type="string">
            <text:p>0F 73 /2 ib</text:p>
          </table:table-cell>
          <table:table-cell table:style-name="ce4" office:value-type="string">
            <text:p>PSRLQ mm, imm8</text:p>
          </table:table-cell>
          <table:table-cell table:number-columns-repeated="2" office:value-type="string">
            <text:p>V</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table:style-name="ce4" office:value-type="string">
            <text:p>Shift quadwords in xmm2 right by imm8 while shifting in 0s.</text:p>
          </table:table-cell>
        </table:table-row>
        <table:table-row table:style-name="ro1">
          <table:table-cell table:number-columns-repeated="5"/>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table:style-name="ce4" office:value-type="string">
            <text:p>Subtract packed doubleword integers in xmm3/m128 from xmm2.</text:p>
          </table:table-cell>
        </table:table-row>
        <table:table-row table:style-name="ro1">
          <table:table-cell table:number-columns-repeated="5"/>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 /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Subtract packed quadword integers in xmm3/m128 from xmm2.</text:p>
          </table:table-cell>
        </table:table-row>
        <table:table-row table:style-name="ro1">
          <table:table-cell table:number-columns-repeated="5"/>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5"/>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5"/>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number-columns-repeated="5"/>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table:style-name="ce4" office:value-type="string">
            <text:p>Unpack and interleave high-order quadwords from xmm1 and xmm2/m128 into xmm1.</text:p>
          </table:table-cell>
        </table:table-row>
        <table:table-row table:style-name="ro4">
          <table:table-cell table:style-name="ce4" office:value-type="string">
            <text:p>VEX.NDS.128.66.0F.WIG 68 /r</text:p>
          </table:table-cell>
          <table:table-cell table:style-name="ce4" office:value-type="string">
            <text:p>VPUNPCKHBW xmm1, xmm2, <text:span text:style-name="T7">xmm3/m128</text:span></text:p>
          </table:table-cell>
          <table:table-cell table:number-columns-repeated="2" office:value-type="string">
            <text:p>V</text:p>
          </table:table-cell>
          <table:table-cell table:style-name="ce4" office:value-type="string">
            <text:p>Interleave high-order bytes from xmm2 and xmm3/m128 into xmm1.</text:p>
          </table:table-cell>
        </table:table-row>
        <table:table-row table:style-name="ro4">
          <table:table-cell table:style-name="ce4" office:value-type="string">
            <text:p>VEX.NDS.128.66.0F.WIG 69 /r</text:p>
          </table:table-cell>
          <table:table-cell table:style-name="ce4" office:value-type="string">
            <text:p>VPUNPCKHWD xmm1, xmm2, <text:span text:style-name="T7">xmm3/m128</text:span></text:p>
          </table:table-cell>
          <table:table-cell table:number-columns-repeated="2" office:value-type="string">
            <text:p>V</text:p>
          </table:table-cell>
          <table:table-cell table:style-name="ce4" office:value-type="string">
            <text:p>Interleave high-order words from xmm2 and xmm3/m128 into xmm1.</text:p>
          </table:table-cell>
        </table:table-row>
        <table:table-row table:style-name="ro4">
          <table:table-cell table:style-name="ce4" office:value-type="string">
            <text:p>VEX.NDS.128.66.0F.WIG 6A /r</text:p>
          </table:table-cell>
          <table:table-cell table:style-name="ce4" office:value-type="string">
            <text:p>VPUNPCKHDQ xmm1, xmm2, <text:span text:style-name="T7">xmm3/m128</text:span></text:p>
          </table:table-cell>
          <table:table-cell table:number-columns-repeated="2" office:value-type="string">
            <text:p>V</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 /r </text:p>
          </table:table-cell>
          <table:table-cell table:style-name="ce4" office:value-type="string">
            <text:p>VPUNPCKHQDQ xmm1, xmm2, xmm3/m128</text:p>
          </table:table-cell>
          <table:table-cell table:number-columns-repeated="2" office:value-type="string">
            <text:p>V</text:p>
          </table:table-cell>
          <table:table-cell table:style-name="ce4" office:value-type="string">
            <text:p>Interleave high-order quadword from xmm2 and xmm3/m128 into xmm1 register.</text:p>
          </table:table-cell>
        </table:table-row>
        <table:table-row table:style-name="ro1">
          <table:table-cell table:number-columns-repeated="5"/>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 /r</text:p>
          </table:table-cell>
          <table:table-cell table:style-name="ce4" office:value-type="string">
            <text:p>VPUNPCKLBW xmm1, xmm2, xmm3/m128</text:p>
          </table:table-cell>
          <table:table-cell table:number-columns-repeated="2" office:value-type="string">
            <text:p>V</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 /r</text:p>
          </table:table-cell>
          <table:table-cell table:style-name="ce4" office:value-type="string">
            <text:p>VPUNPCKLWD xmm1, xmm2, xmm3/m128</text:p>
          </table:table-cell>
          <table:table-cell table:number-columns-repeated="2" office:value-type="string">
            <text:p>V</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 /r</text:p>
          </table:table-cell>
          <table:table-cell table:style-name="ce4" office:value-type="string">
            <text:p>VPUNPCKLDQ xmm1, xmm2, xmm3/m128</text:p>
          </table:table-cell>
          <table:table-cell table:number-columns-repeated="2" office:value-type="string">
            <text:p>V</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 /r</text:p>
          </table:table-cell>
          <table:table-cell table:style-name="ce4" office:value-type="string">
            <text:p>VPUNPCKLQDQ xmm1, xmm2, xmm3/m128</text:p>
          </table:table-cell>
          <table:table-cell table:number-columns-repeated="2" office:value-type="string">
            <text:p>V</text:p>
          </table:table-cell>
          <table:table-cell table:style-name="ce4" office:value-type="string">
            <text:p>Interleave low-order quadword from xmm2 and xmm3/m128 into xmm1 register.</text:p>
          </table:table-cell>
        </table:table-row>
        <table:table-row table:style-name="ro1">
          <table:table-cell table:number-columns-repeated="5"/>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style-name="ce4" office:value-type="string">
            <text:p>Push ES.</text:p>
          </table:table-cell>
        </table:table-row>
        <table:table-row table:style-name="ro5">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table:style-name="ce12" office:value-type="string">
            <text:p><text:span text:style-name="T13">Push FS</text:span><text:span text:style-name="T14">.</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office:value-type="string">
            <text:p>Push GS.</text:p>
          </table:table-cell>
        </table:table-row>
        <table:table-row table:style-name="ro1">
          <table:table-cell table:number-columns-repeated="5"/>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office:value-type="string">
            <text:p>Push EAX, ECX, EDX, EBX, original ESP, EBP, ESI, and EDI.</text:p>
          </table:table-cell>
        </table:table-row>
        <table:table-row table:style-name="ro1">
          <table:table-cell table:number-columns-repeated="5"/>
        </table:table-row>
        <table:table-row table:style-name="ro1">
          <table:table-cell table:style-name="ce4" office:value-type="string">
            <text:p><text:span text:style-name="T1">PREF.66+</text:span> 9C</text:p>
          </table:table-cell>
          <table:table-cell table:style-name="ce4" office:value-type="string">
            <text:p>PUSHF</text:p>
          </table:table-cell>
          <table:table-cell table:number-columns-repeated="2" table:style-name="ce4" office:value-type="string">
            <text:p>V</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office:value-type="string">
            <text:p>Push RFLAGS.</text:p>
          </table:table-cell>
        </table:table-row>
        <table:table-row table:style-name="ro1">
          <table:table-cell table:number-columns-repeated="5"/>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Bitwise XOR of xmm3/m128 and xmm2.</text:p>
          </table:table-cell>
        </table:table-row>
        <table:table-row table:style-name="ro1">
          <table:table-cell table:number-columns-repeated="5"/>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office:value-type="string">
            <text:p>Rotate 9 bits (CF, r/m8) left imm8 times.</text:p>
          </table:table-cell>
        </table:table-row>
        <table:table-row table:style-name="ro5">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once.</text:span></text:p>
          </table:table-cell>
        </table:table-row>
        <table:table-row table:style-name="ro5">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CL times.</text:span></text:p>
          </table:table-cell>
        </table:table-row>
        <table:table-row table:style-name="ro5">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imm8 times.</text:span></text:p>
          </table:table-cell>
        </table:table-row>
        <table:table-row table:style-name="ro5">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once.</text:span></text:p>
          </table:table-cell>
        </table:table-row>
        <table:table-row table:style-name="ro5">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once. Uses a 6 bit count.</text:span></text:p>
          </table:table-cell>
        </table:table-row>
        <table:table-row table:style-name="ro5">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CL times.</text:span></text:p>
          </table:table-cell>
        </table:table-row>
        <table:table-row table:style-name="ro5">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CL times. Uses a 6 bit count.</text:span></text:p>
          </table:table-cell>
        </table:table-row>
        <table:table-row table:style-name="ro5">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imm8 times.</text:span></text:p>
          </table:table-cell>
        </table:table-row>
        <table:table-row table:style-name="ro5">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office:value-type="string">
            <text:p>Rotate 9 bits (CF, r/m8) right imm8 times.</text:p>
          </table:table-cell>
        </table:table-row>
        <table:table-row table:style-name="ro5">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once.</text:span></text:p>
          </table:table-cell>
        </table:table-row>
        <table:table-row table:style-name="ro5">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CL times.</text:span></text:p>
          </table:table-cell>
        </table:table-row>
        <table:table-row table:style-name="ro5">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imm8 times.</text:span></text:p>
          </table:table-cell>
        </table:table-row>
        <table:table-row table:style-name="ro5">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once. Uses a 6 bit count.</text:span></text:p>
          </table:table-cell>
        </table:table-row>
        <table:table-row table:style-name="ro5">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once. Uses a 6 bit count.</text:span></text:p>
          </table:table-cell>
        </table:table-row>
        <table:table-row table:style-name="ro5">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CL times.</text:span></text:p>
          </table:table-cell>
        </table:table-row>
        <table:table-row table:style-name="ro5">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CL times. Uses a 6 bit count.</text:span></text:p>
          </table:table-cell>
        </table:table-row>
        <table:table-row table:style-name="ro5">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imm8 times.</text:span></text:p>
          </table:table-cell>
        </table:table-row>
        <table:table-row table:style-name="ro5">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imm8 times. Uses a 6 bit count.</text:span></text:p>
          </table:table-cell>
        </table:table-row>
        <table:table-row table:style-name="ro5">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office:value-type="string">
            <text:p>Rotate 8 bits r/m8 <text:span text:style-name="T13">left once.</text:span></text:p>
          </table:table-cell>
        </table:table-row>
        <table:table-row table:style-name="ro5">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office:value-type="string">
            <text:p>Rotate 8 bits r/m8 <text:span text:style-name="T13">left once.</text:span></text:p>
          </table:table-cell>
        </table:table-row>
        <table:table-row table:style-name="ro5">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office:value-type="string">
            <text:p>Rotate 8 bits r/m8 l<text:span text:style-name="T13">eft CL times.</text:span></text:p>
          </table:table-cell>
        </table:table-row>
        <table:table-row table:style-name="ro5">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office:value-type="string">
            <text:p>Rotate 8 bits r/m8 l<text:span text:style-name="T13">eft CL times.</text:span></text:p>
          </table:table-cell>
        </table:table-row>
        <table:table-row table:style-name="ro5">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office:value-type="string">
            <text:p>Rotate 8 bits r/m8 <text:span text:style-name="T13">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office:value-type="string">
            <text:p>Rotate 64 bits r/m64 right imm8 times. Uses a 6 bit count.</text:p>
          </table:table-cell>
        </table:table-row>
        <table:table-row table:style-name="ro1">
          <table:table-cell table:number-columns-repeated="5"/>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GS base address.</text:p>
          </table:table-cell>
        </table:table-row>
        <table:table-row table:style-name="ro1">
          <table:table-cell table:number-columns-repeated="5"/>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office:value-type="string">
            <text:p>Read MSR specified by ECX into EDX:EAX.</text:p>
          </table:table-cell>
        </table:table-row>
        <table:table-row table:style-name="ro1">
          <table:table-cell table:number-columns-repeated="5"/>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ce4" office:value-type="string">
            <text:p>Read performance-monitoring counter specified by ECX into EDX:EAX.</text:p>
          </table:table-cell>
        </table:table-row>
        <table:table-row table:style-name="ro1">
          <table:table-cell table:number-columns-repeated="5"/>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ead a 64-bit random number and store in the destination register.</text:p>
          </table:table-cell>
        </table:table-row>
        <table:table-row table:style-name="ro1">
          <table:table-cell table:number-columns-repeated="5"/>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office:value-type="string">
            <text:p>Read time-stamp counter into EDX:EAX.</text:p>
          </table:table-cell>
        </table:table-row>
        <table:table-row table:style-name="ro1">
          <table:table-cell table:number-columns-repeated="5"/>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office:value-type="string">
            <text:p>Read 64-bit time-stamp counter and 32-bit IA32_TSC_AUX value into EDX:EAX and ECX.</text:p>
          </table:table-cell>
        </table:table-row>
        <table:table-row table:style-name="ro1">
          <table:table-cell table:number-columns-repeated="5"/>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office:value-type="string">
            <text:p>Input (E)CX bytes from port DX into ES:[(E)DI].</text:p>
          </table:table-cell>
        </table:table-row>
        <table:table-row table:style-name="ro1">
          <table:table-cell table:style-name="ce4" office:value-type="string">
            <text:p>F3 <text:span text:style-name="T1">REX.w+</text:span>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office:value-type="string">
            <text:p>Input (E)CX doublewords from port DX into ES:[(E)DI].</text:p>
          </table:table-cell>
        </table:table-row>
        <table:table-row table:style-name="ro1">
          <table:table-cell table:style-name="ce4" office:value-type="string">
            <text:p>F3 <text:span text:style-name="T1">REX.w+</text:span> 6D</text:p>
          </table:table-cell>
          <table:table-cell table:style-name="ce4" office:value-type="string">
            <text:p>REP_INS <text:span text:style-name="T1">m32</text:span>, DX</text:p>
          </table:table-cell>
          <table:table-cell table:style-name="ce4" office:value-type="string">
            <text:p>V</text:p>
          </table:table-cell>
          <table:table-cell table:style-name="ce4" office:value-type="string">
            <text:p>NE</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text:span text:style-name="T1">m8</text:span></text:p>
          </table:table-cell>
          <table:table-cell table:number-columns-repeated="2" table:style-name="ce4" office:value-type="string">
            <text:p>V</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text:span text:style-name="T1">m8</text:span></text:p>
          </table:table-cell>
          <table:table-cell table:style-name="ce4" office:value-type="string">
            <text:p>V</text:p>
          </table:table-cell>
          <table:table-cell table:style-name="ce4" office:value-type="string">
            <text:p>NE</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text:span text:style-name="T1">m16</text:span></text:p>
          </table:table-cell>
          <table:table-cell table:number-columns-repeated="2" table:style-name="ce4" office:value-type="string">
            <text:p>V</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text:span text:style-name="T1">m32</text:span></text:p>
          </table:table-cell>
          <table:table-cell table:number-columns-repeated="2" table:style-name="ce4" office:value-type="string">
            <text:p>V</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text:span text:style-name="T1">m32</text:span></text:p>
          </table:table-cell>
          <table:table-cell table:style-name="ce4" office:value-type="string">
            <text:p>V</text:p>
          </table:table-cell>
          <table:table-cell table:style-name="ce4" office:value-type="string">
            <text:p>NE</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office:value-type="string">
            <text:p>Find RAX, starting at [RDI].</text:p>
          </table:table-cell>
        </table:table-row>
        <table:table-row table:style-name="ro1">
          <table:table-cell table:number-columns-repeated="5"/>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 <text:span text:style-name="T1">far</text:span></text:p>
          </table:table-cell>
          <table:table-cell table:number-columns-repeated="2" table:style-name="ce4" office:value-type="string">
            <text:p>V</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 <text:span text:style-name="T1">far</text:span></text:p>
          </table:table-cell>
          <table:table-cell table:number-columns-repeated="2" table:style-name="ce4" office:value-type="string">
            <text:p>V</text:p>
          </table:table-cell>
          <table:table-cell table:style-name="ce4" office:value-type="string">
            <text:p>Far return to calling procedure and pop imm16 bytes from stack.</text:p>
          </table:table-cell>
        </table:table-row>
        <table:table-row table:style-name="ro1">
          <table:table-cell table:number-columns-repeated="5"/>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office:value-type="string">
            <text:p>Resume operation of interrupted program.</text:p>
          </table:table-cell>
        </table:table-row>
        <table:table-row table:style-name="ro1">
          <table:table-cell table:number-columns-repeated="5"/>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office:value-type="string">
            <text:p>Loads SF, ZF, AF, PF, and CF from AH into EFLAGS register.</text:p>
          </table:table-cell>
        </table:table-row>
        <table:table-row table:style-name="ro1">
          <table:table-cell table:number-columns-repeated="5"/>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office:value-type="string">
            <text:p>Unsigned divide r/m32 by 2, imm8 times.</text:p>
          </table:table-cell>
        </table:table-row>
        <table:table-row table:style-name="ro1">
          <table:table-cell table:number-columns-repeated="5"/>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2"/>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text:span text:style-name="T1">PREF.66+</text:span> AF</text:p>
          </table:table-cell>
          <table:table-cell table:style-name="ce4" office:value-type="string">
            <text:p>SCASW</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number-columns-repeated="5"/>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office:value-type="string">
            <text:p>Set byte if less (SF!= OF).</text:p>
          </table:table-cell>
        </table:table-row>
        <table:table-row table:style-name="ro1">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office:value-type="string">
            <text:p>Set byte if less (SF!= OF).</text:p>
          </table:table-cell>
        </table:table-row>
        <table:table-row table:style-name="ro1">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office:value-type="string">
            <text:p>Set byte if less or equal (ZF=1 or SF!= OF).</text:p>
          </table:table-cell>
        </table:table-row>
        <table:table-row table:style-name="ro1">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office:value-type="string">
            <text:p>Set byte if less or equal (ZF=1 or SF!= OF).</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office:value-type="string">
            <text:p>Set byte if not greater (ZF=1 or SF!= OF)</text:p>
          </table:table-cell>
        </table:table-row>
        <table:table-row table:style-name="ro1">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office:value-type="string">
            <text:p>Set byte if not greater (ZF=1 or SF!= OF)</text:p>
          </table:table-cell>
        </table:table-row>
        <table:table-row table:style-name="ro1">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office:value-type="string">
            <text:p>Set byte if not greater or equal (SF!= OF).</text:p>
          </table:table-cell>
        </table:table-row>
        <table:table-row table:style-name="ro1">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office:value-type="string">
            <text:p>Set byte if not greater or equal (SF!= OF).</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office:value-type="string">
            <text:p>Set byte if zero (ZF=1).</text:p>
          </table:table-cell>
        </table:table-row>
        <table:table-row table:style-name="ro1">
          <table:table-cell table:number-columns-repeated="2"/>
          <table:table-cell table:style-name="ce4" table:number-columns-repeated="2"/>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office:value-type="string">
            <text:p>Serializes store operations.</text:p>
          </table:table-cell>
        </table:table-row>
        <table:table-row table:style-name="ro1">
          <table:table-cell table:number-columns-repeated="5"/>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office:value-type="string">
            <text:p>Store GDTR to m.</text:p>
          </table:table-cell>
        </table:table-row>
        <table:table-row table:style-name="ro1">
          <table:table-cell table:number-columns-repeated="5"/>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office:value-type="string">
            <text:p>Shift r/m64 to left CL places while shifting bits from r64 in from the right.</text:p>
          </table:table-cell>
        </table:table-row>
        <table:table-row table:style-name="ro1">
          <table:table-cell table:number-columns-repeated="5"/>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office:value-type="string">
            <text:p>Shift r/m64 to right CL places while shifting bits from r64 in from the left.</text:p>
          </table:table-cell>
        </table:table-row>
        <table:table-row table:style-name="ro1">
          <table:table-cell table:number-columns-repeated="5"/>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5"/>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Shuffle Packed single-precision floating-point values selected by imm8 from ymm2 and ymm3/mem.</text:p>
          </table:table-cell>
        </table:table-row>
        <table:table-row table:style-name="ro1">
          <table:table-cell table:number-columns-repeated="5"/>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office:value-type="string">
            <text:p>Store IDTR to m.</text:p>
          </table:table-cell>
        </table:table-row>
        <table:table-row table:style-name="ro1">
          <table:table-cell table:number-columns-repeated="5"/>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office:value-type="string">
            <text:p>Stores segment selector from LDTR in r64/m16.</text:p>
          </table:table-cell>
        </table:table-row>
        <table:table-row table:style-name="ro1">
          <table:table-cell table:number-columns-repeated="5"/>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5"/>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 /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 /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 /r</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office:value-type="string">
            <text:p>Set CF flag.</text:p>
          </table:table-cell>
        </table:table-row>
        <table:table-row table:style-name="ro1">
          <table:table-cell table:number-columns-repeated="5"/>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office:value-type="string">
            <text:p>Set DF flag.</text:p>
          </table:table-cell>
        </table:table-row>
        <table:table-row table:style-name="ro1">
          <table:table-cell table:number-columns-repeated="5"/>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office:value-type="string">
            <text:p>Set interrupt flag; external, maskable interrupts enabled at the end of the next instruction.</text:p>
          </table:table-cell>
        </table:table-row>
        <table:table-row table:style-name="ro1">
          <table:table-cell table:number-columns-repeated="5"/>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Store contents of MXCSR register to m32.</text:p>
          </table:table-cell>
        </table:table-row>
        <table:table-row table:style-name="ro1">
          <table:table-cell table:number-columns-repeated="5"/>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text:span text:style-name="T1">PREF.66+</text:span> AB</text:p>
          </table:table-cell>
          <table:table-cell table:style-name="ce4" office:value-type="string">
            <text:p>STOSW</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number-columns-repeated="5"/>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office:value-type="string">
            <text:p>Stores segment selector from TR in r/m16.</text:p>
          </table:table-cell>
        </table:table-row>
        <table:table-row table:style-name="ro1">
          <table:table-cell table:number-columns-repeated="5"/>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32</text:p>
          </table:table-cell>
          <table:table-cell table:style-name="ce4" office:value-type="string">
            <text:p>V</text:p>
          </table:table-cell>
          <table:table-cell table:style-name="ce4" office:value-type="string">
            <text:p>NE</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office:value-type="string">
            <text:p>Subtract r/m64 from r64.</text:p>
          </table:table-cell>
        </table:table-row>
        <table:table-row table:style-name="ro1">
          <table:table-cell table:number-columns-repeated="5"/>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 xmm2, xmm3/m128</text:p>
          </table:table-cell>
          <table:table-cell table:number-columns-repeated="2" table:style-name="ce4" office:value-type="string">
            <text:p>V</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5"/>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 xmm2, xmm3/m128</text:p>
          </table:table-cell>
          <table:table-cell table:number-columns-repeated="2" table:style-name="ce4" office:value-type="string">
            <text:p>V</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5"/>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 xmm2, xmm3/m64</text:p>
          </table:table-cell>
          <table:table-cell table:number-columns-repeated="2" table:style-name="ce4" office:value-type="string">
            <text:p>V</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 xmm2, xmm3/m32</text:p>
          </table:table-cell>
          <table:table-cell table:number-columns-repeated="2" table:style-name="ce4" office:value-type="string">
            <text:p>V</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5"/>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 <text:span text:style-name="T1">pw</text:span></text:p>
          </table:table-cell>
          <table:table-cell table:number-columns-repeated="2" table:style-name="ce4" office:value-type="string">
            <text:p>V</text:p>
          </table:table-cell>
          <table:table-cell table:style-name="ce4" office:value-type="string">
            <text:p>Fast return to 64-bit mode privilege level 3 user code.</text:p>
          </table:table-cell>
        </table:table-row>
        <table:table-row table:style-name="ro1">
          <table:table-cell table:number-columns-repeated="5"/>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 <text:span text:style-name="T1">pw</text:span></text:p>
          </table:table-cell>
          <table:table-cell table:style-name="ce4" office:value-type="string">
            <text:p>V</text:p>
          </table:table-cell>
          <table:table-cell table:style-name="ce4" office:value-type="string">
            <text:p>I</text:p>
          </table:table-cell>
          <table:table-cell table:style-name="ce4" office:value-type="string">
            <text:p>Return to 64-bit mode from fast system call</text:p>
          </table:table-cell>
        </table:table-row>
        <table:table-row table:style-name="ro1">
          <table:table-cell table:number-columns-repeated="5"/>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office:value-type="string">
            <text:p>AND r64 with r/m64; set SF, ZF, PF according to result.</text:p>
          </table:table-cell>
        </table:table-row>
        <table:table-row table:style-name="ro1">
          <table:table-cell table:number-columns-repeated="5"/>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office:value-type="string">
            <text:p>Raise invalid opcode exception.</text:p>
          </table:table-cell>
        </table:table-row>
        <table:table-row table:style-name="ro1">
          <table:table-cell table:number-columns-repeated="5"/>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 xmm2, xmm3/m128</text:p>
          </table:table-cell>
          <table:table-cell table:number-columns-repeated="2" table:style-name="ce4" office:value-type="string">
            <text:p>V</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 ymm2, ymm3/m256</text:p>
          </table:table-cell>
          <table:table-cell table:number-columns-repeated="2" table:style-name="ce4" office:value-type="string">
            <text:p>V</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 xmm2, xmm3/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 ymm2,ymm3/m256</text:p>
          </table:table-cell>
          <table:table-cell table:number-columns-repeated="2" table:style-name="ce4" office:value-type="string">
            <text:p>V</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 xmm2, xmm3/m128</text:p>
          </table:table-cell>
          <table:table-cell table:number-columns-repeated="2" table:style-name="ce4" office:value-type="string">
            <text:p>V</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 ymm2, ymm3/m256</text:p>
          </table:table-cell>
          <table:table-cell table:number-columns-repeated="2" table:style-name="ce4" office:value-type="string">
            <text:p>V</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5"/>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 xmm2, xmm3/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 ymm2,ymm3/m256</text:p>
          </table:table-cell>
          <table:table-cell table:number-columns-repeated="2" table:style-name="ce4" office:value-type="string">
            <text:p>V</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5"/>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Broadcast 128 bits of floating-point data in mem to low and high 128-bits in ymm1.</text:p>
          </table:table-cell>
        </table:table-row>
        <table:table-row table:style-name="ro1">
          <table:table-cell table:number-columns-repeated="5"/>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5"/>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5"/>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office:value-type="string">
            <text:p>Set ZF=1 if segment specified with r/m16 can be written.</text:p>
          </table:table-cell>
        </table:table-row>
        <table:table-row table:style-name="ro1">
          <table:table-cell table:number-columns-repeated="5"/>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Extract 128 bits of packed floating-point values from ymm2 and store results in xmm1/mem.</text:p>
          </table:table-cell>
        </table:table-row>
        <table:table-row table:style-name="ro1">
          <table:table-cell table:number-columns-repeated="5"/>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5"/>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Conditionally store packed double-precision values from ymm2 using mask in ymm1.</text:p>
          </table:table-cell>
        </table:table-row>
        <table:table-row table:style-name="ro1">
          <table:table-cell table:number-columns-repeated="5"/>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Permute double-precision floating-point values in ymm2/mem using controls from imm8.</text:p>
          </table:table-cell>
        </table:table-row>
        <table:table-row table:style-name="ro1">
          <table:table-cell table:number-columns-repeated="5"/>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5"/>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5"/>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5"/>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Zero all YMM registers.</text:p>
          </table:table-cell>
        </table:table-row>
        <table:table-row table:style-name="ro1">
          <table:table-cell table:number-columns-repeated="5"/>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Zero upper 128 bits of all YMM registers.</text:p>
          </table:table-cell>
        </table:table-row>
        <table:table-row table:style-name="ro1">
          <table:table-cell table:number-columns-repeated="5"/>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number-columns-repeated="5"/>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office:value-type="string">
            <text:p>Write back and flush Internal caches; initiate writing-back and flushing of external caches.</text:p>
          </table:table-cell>
        </table:table-row>
        <table:table-row table:style-name="ro1">
          <table:table-cell table:number-columns-repeated="5"/>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Load the GS base address with the 64-bit value in the source register.</text:p>
          </table:table-cell>
        </table:table-row>
        <table:table-row table:style-name="ro1">
          <table:table-cell table:number-columns-repeated="5"/>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office:value-type="string">
            <text:p>Write the value in EDX:EAX to MSR specified by ECX.</text:p>
          </table:table-cell>
        </table:table-row>
        <table:table-row table:style-name="ro1">
          <table:table-cell table:number-columns-repeated="5"/>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office:value-type="string">
            <text:p>Exchange r64 and r/m64; load sum into r/m64.</text:p>
          </table:table-cell>
        </table:table-row>
        <table:table-row table:style-name="ro1">
          <table:table-cell table:number-columns-repeated="5"/>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office:value-type="string">
            <text:p>Exchange quadword from r/m64 with r64.</text:p>
          </table:table-cell>
        </table:table-row>
        <table:table-row table:style-name="ro1">
          <table:table-cell table:number-columns-repeated="5"/>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office:value-type="string">
            <text:p>Reads an XCR specified by ECX into EDX:EAX.</text:p>
          </table:table-cell>
        </table:table-row>
        <table:table-row table:style-name="ro1">
          <table:table-cell table:number-columns-repeated="5"/>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office:value-type="string">
            <text:p>Set AL to memory byte [RBX + unsigned AL].</text:p>
          </table:table-cell>
        </table:table-row>
        <table:table-row table:style-name="ro1">
          <table:table-cell table:number-columns-repeated="5"/>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office:value-type="string">
            <text:p>r64 XOR r/m64.</text:p>
          </table:table-cell>
        </table:table-row>
        <table:table-row table:style-name="ro1">
          <table:table-cell table:number-columns-repeated="5"/>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 xmm2, xmm3/m128</text:p>
          </table:table-cell>
          <table:table-cell table:number-columns-repeated="2" table:style-name="ce4" office:value-type="string">
            <text:p>V</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5"/>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 xmm2, xmm3/m128</text:p>
          </table:table-cell>
          <table:table-cell table:number-columns-repeated="2" table:style-name="ce4" office:value-type="string">
            <text:p>V</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5"/>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office:value-type="string">
            <text:p>Restore processor extended states from memory. The states are specified by EDX:EAX</text:p>
          </table:table-cell>
        </table:table-row>
        <table:table-row table:style-name="ro1">
          <table:table-cell table:number-columns-repeated="5"/>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office:value-type="string">
            <text:p>Save processor extended states to memory. The states are specified by EDX:EAX</text:p>
          </table:table-cell>
        </table:table-row>
        <table:table-row table:style-name="ro1">
          <table:table-cell table:number-columns-repeated="5"/>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5"/>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office:value-type="string">
            <text:p>Write the value in EDX:EAX to the XCR specified by ECX.</text:p>
          </table:table-cell>
        </table:table-row>
        <table:table-row table:style-name="ro1" table:number-rows-repeated="104617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12T22:17:37</dc:date>
    <meta:editing-duration>P2DT16H29M23S</meta:editing-duration>
    <meta:editing-cycles>213</meta:editing-cycles>
    <meta:generator>LibreOffice/3.5$Linux_X86_64 LibreOffice_project/350m1$Build-2</meta:generator>
    <meta:document-statistic meta:table-count="1" meta:cell-count="9905" meta:object-count="0"/>
  </office:meta>
</office:document-meta>
</file>